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6.512cm" style:rel-column-width="25106*"/>
    </style:style>
    <style:style style:name="Таблица11.B" style:family="table-column">
      <style:table-column-properties style:column-width="1.782cm" style:rel-column-width="6868*"/>
    </style:style>
    <style:style style:name="Таблица11.C" style:family="table-column">
      <style:table-column-properties style:column-width="1.815cm" style:rel-column-width="6997*"/>
    </style:style>
    <style:style style:name="Таблица11.D" style:family="table-column">
      <style:table-column-properties style:column-width="1.91cm" style:rel-column-width="7364*"/>
    </style:style>
    <style:style style:name="Таблица11.F" style:family="table-column">
      <style:table-column-properties style:column-width="1.588cm" style:rel-column-width="6120*"/>
    </style:style>
    <style:style style:name="Таблица11.G" style:family="table-column">
      <style:table-column-properties style:column-width="1.61cm" style:rel-column-width="6212*"/>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B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1.G3" style:family="table-cell" style:data-style-name="N0">
      <style:table-cell-properties fo:padding="0.097cm" fo:border-left="0.002cm solid #000000" fo:border-right="0.002cm solid #000000" fo:border-top="none" fo:border-bottom="0.002cm solid #000000"/>
    </style:style>
    <style:style style:name="Таблица11.B4" style:family="table-cell" style:data-style-name="N0">
      <style:table-cell-properties fo:padding="0.097cm" fo:border-left="0.002cm solid #000000" fo:border-right="none"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6.431cm" style:rel-column-width="24794*"/>
    </style:style>
    <style:style style:name="Таблица12.B" style:family="table-column">
      <style:table-column-properties style:column-width="3.062cm" style:rel-column-width="11805*"/>
    </style:style>
    <style:style style:name="Таблица12.C" style:family="table-column">
      <style:table-column-properties style:column-width="1.838cm" style:rel-column-width="7085*"/>
    </style:style>
    <style:style style:name="Таблица12.D" style:family="table-column">
      <style:table-column-properties style:column-width="1.725cm" style:rel-column-width="6650*"/>
    </style:style>
    <style:style style:name="Таблица12.E" style:family="table-column">
      <style:table-column-properties style:column-width="3.942cm" style:rel-column-width="15201*"/>
    </style:style>
    <style:style style:name="Таблица12.A1" style:family="table-cell">
      <style:table-cell-properties style:vertical-align="middle" fo:padding="0.097cm" fo:border-left="0.002cm solid #000000" fo:border-right="none" fo:border-top="0.002cm solid #000000" fo:border-bottom="0.002cm solid #000000"/>
    </style:style>
    <style:style style:name="Таблица12.E1" style:family="table-cell">
      <style:table-cell-properties style:vertical-align="middle" fo:padding="0.097cm" fo:border="0.002cm solid #000000"/>
    </style:style>
    <style:style style:name="Таблица12.C2" style:family="table-cell">
      <style:table-cell-properties fo:padding="0.097cm" fo:border-left="0.002cm solid #000000" fo:border-right="none" fo:border-top="none" fo:border-bottom="0.002cm solid #000000"/>
    </style:style>
    <style:style style:name="Таблица12.A3" style:family="table-cell" style:data-style-name="N0">
      <style:table-cell-properties fo:padding="0.097cm" fo:border-left="0.002cm solid #000000" fo:border-right="none" fo:border-top="none" fo:border-bottom="0.002cm solid #000000"/>
    </style:style>
    <style:style style:name="Таблица12.E3" style:family="table-cell" style:data-style-name="N0">
      <style:table-cell-properties fo:padding="0.097cm" fo:border-left="0.002cm solid #000000" fo:border-right="0.002cm solid #000000" fo:border-top="none" fo:border-bottom="0.002cm solid #000000"/>
    </style:style>
    <style:style style:name="Таблица12.A4" style:family="table-cell">
      <style:table-cell-properties style:vertical-align="middle" fo:padding="0.097cm" fo:border-left="0.002cm solid #000000" fo:border-right="none" fo:border-top="none" fo:border-bottom="0.002cm solid #000000"/>
    </style:style>
    <style:style style:name="Таблица12.C4" style:family="table-cell" style:data-style-name="N100">
      <style:table-cell-properties style:vertical-align="middle" fo:padding="0.097cm" fo:border-left="0.002cm solid #000000" fo:border-right="none" fo:border-top="none" fo:border-bottom="0.002cm solid #000000"/>
    </style:style>
    <style:style style:name="Таблица12.E4" style:family="table-cell">
      <style:table-cell-properties style:vertical-align="middle"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7.16cm" style:rel-column-width="27602*"/>
    </style:style>
    <style:style style:name="Таблица14.B" style:family="table-column">
      <style:table-column-properties style:column-width="2.852cm" style:rel-column-width="10996*"/>
    </style:style>
    <style:style style:name="Таблица14.C" style:family="table-column">
      <style:table-column-properties style:column-width="1.813cm" style:rel-column-width="6990*"/>
    </style:style>
    <style:style style:name="Таблица14.D" style:family="table-column">
      <style:table-column-properties style:column-width="1.685cm" style:rel-column-width="6494*"/>
    </style:style>
    <style:style style:name="Таблица14.E" style:family="table-column">
      <style:table-column-properties style:column-width="1.815cm" style:rel-column-width="6997*"/>
    </style:style>
    <style:style style:name="Таблица14.F" style:family="table-column">
      <style:table-column-properties style:column-width="1.674cm" style:rel-column-width="6456*"/>
    </style:style>
    <style:style style:name="Таблица14.A1" style:family="table-cell">
      <style:table-cell-properties fo:padding="0.097cm" fo:border-left="0.002cm solid #000000" fo:border-right="none" fo:border-top="0.002cm solid #000000" fo:border-bottom="0.002cm solid #000000"/>
    </style:style>
    <style:style style:name="Таблица14.C1" style:family="table-cell" style:data-style-name="N0">
      <style:table-cell-properties fo:padding="0.097cm" fo:border-left="0.002cm solid #000000" fo:border-right="none" fo:border-top="0.002cm solid #000000" fo:border-bottom="0.002cm solid #000000"/>
    </style:style>
    <style:style style:name="Таблица14.F1" style:family="table-cell" style:data-style-name="N0">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F2" style:family="table-cell" style:data-style-name="N0">
      <style:table-cell-properties fo:padding="0.097cm" fo:border-left="0.002cm solid #000000" fo:border-right="0.002cm solid #000000" fo:border-top="none" fo:border-bottom="0.002cm solid #000000"/>
    </style:style>
    <style:style style:name="Таблица14.A3" style:family="table-cell">
      <style:table-cell-properties fo:padding="0.097cm" fo:border-left="0.002cm solid #000000" fo:border-right="none" fo:border-top="none" fo:border-bottom="0.002cm solid #000000"/>
    </style:style>
    <style:style style:name="Таблица14.B3"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style:style>
    <style:style style:name="P32"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4" style:family="paragraph" style:parent-style-name="Text_20_body">
      <style:text-properties style:text-underline-style="none" fo:font-weight="normal" style:font-weight-asian="normal" style:font-weight-complex="normal"/>
    </style:style>
    <style:style style:name="P35" style:family="paragraph" style:parent-style-name="Text_20_body">
      <style:text-properties fo:color="#000000"/>
    </style:style>
    <style:style style:name="P36" style:family="paragraph" style:parent-style-name="Text_20_body">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7"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38" style:family="paragraph" style:parent-style-name="Text_20_body">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9" style:family="paragraph" style:parent-style-name="Text_20_body">
      <style:text-properties style:use-window-font-color="true" style:font-name="TimesNewRomanPSMT" fo:font-size="14pt" style:font-name-asian="TimesNewRomanPSMT" style:font-size-asian="14pt" style:font-name-complex="TimesNewRomanPSMT" style:font-size-complex="14pt"/>
    </style:style>
    <style:style style:name="P40" style:family="paragraph" style:parent-style-name="Text_20_body">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fo:color="#000000"/>
    </style:style>
    <style:style style:name="P44" style:family="paragraph" style:parent-style-name="Table">
      <style:paragraph-properties fo:keep-with-next="always"/>
    </style:style>
    <style:style style:name="P45"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46" style:family="paragraph" style:parent-style-name="Table_20_Contents">
      <style:paragraph-properties fo:text-align="justify" style:justify-single-word="false"/>
      <style:text-properties fo:font-size="14pt" style:font-size-asian="14pt"/>
    </style:style>
    <style:style style:name="P47" style:family="paragraph" style:parent-style-name="Table_20_Contents">
      <style:paragraph-properties fo:text-align="center" style:justify-single-word="false"/>
      <style:text-properties fo:font-size="14pt" style:font-size-asian="14pt"/>
    </style:style>
    <style:style style:name="P48" style:family="paragraph" style:parent-style-name="Table_20_Contents">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49" style:family="paragraph" style:parent-style-name="Table_20_Contents">
      <style:paragraph-properties fo:text-align="center" style:justify-single-word="false" fo:keep-together="always"/>
      <style:text-properties style:font-name="TimesNewRomanPSMT" fo:font-size="14pt" style:font-name-asian="TimesNewRomanPSMT" style:font-size-asian="14pt" style:font-name-complex="TimesNewRomanPSMT" style:font-size-complex="14pt"/>
    </style:style>
    <style:style style:name="P50" style:family="paragraph" style:parent-style-name="Table_20_Contents">
      <style:paragraph-properties fo:text-align="center" style:justify-single-word="false" fo:keep-together="always"/>
      <style:text-properties style:font-name="TimesNewRomanPSMT" fo:font-size="14pt" fo:font-style="italic" style:font-name-asian="TimesNewRomanPSMT" style:font-size-asian="14pt" style:font-style-asian="italic" style:font-name-complex="TimesNewRomanPSMT" style:font-size-complex="14pt" style:font-style-complex="italic"/>
    </style:style>
    <style:style style:name="P51" style:family="paragraph" style:parent-style-name="Text_20_body">
      <style:paragraph-properties fo:margin-left="0cm" fo:margin-right="0cm" fo:text-indent="0.9cm" style:auto-text-indent="false"/>
    </style:style>
    <style:style style:name="P52" style:family="paragraph" style:parent-style-name="Листинг_20_кода">
      <style:text-properties style:font-name="Times New Roman" fo:font-size="12pt" style:font-size-asian="12pt" style:font-size-complex="12pt"/>
    </style:style>
    <style:style style:name="P53" style:family="paragraph" style:parent-style-name="Листинг_20_кода">
      <style:text-properties style:font-name="Times New Roman" fo:font-size="12pt" style:font-name-asian="Menlo-Regular" style:font-size-asian="12pt" style:font-name-complex="Menlo-Regular" style:font-size-complex="12pt"/>
    </style:style>
    <style:style style:name="P54"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55" style:family="paragraph" style:parent-style-name="Листинг_20_кода">
      <style:text-properties style:font-name-asian="Menlo-Regular" style:font-name-complex="Menlo-Regular"/>
    </style:style>
    <style:style style:name="P56" style:family="paragraph" style:parent-style-name="Листинг_20_кода">
      <style:text-properties fo:font-size="13pt" style:font-name-asian="Menlo-Regular" style:font-size-asian="13pt" style:font-name-complex="Menlo-Regular" style:font-size-complex="13pt"/>
    </style:style>
    <style:style style:name="P57" style:family="paragraph" style:parent-style-name="Заголовок_20_Без_20_Нумерации">
      <style:paragraph-properties fo:break-before="page"/>
    </style:style>
    <style:style style:name="P58" style:family="paragraph" style:parent-style-name="Table">
      <style:paragraph-properties fo:break-before="page"/>
    </style:style>
    <style:style style:name="P59" style:family="paragraph" style:parent-style-name="Заголовок_20_Без_20_Нумерации" style:master-page-name="">
      <style:paragraph-properties style:page-number="auto"/>
    </style:style>
    <style:style style:name="P60" style:family="paragraph" style:parent-style-name="Text_20_body" style:master-page-name="">
      <style:paragraph-properties fo:keep-together="always" style:page-number="auto"/>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61" style:family="paragraph" style:parent-style-name="Text_20_body" style:master-page-name="">
      <style:paragraph-properties fo:keep-together="auto" style:page-number="auto"/>
    </style:style>
    <style:style style:name="P62" style:family="paragraph" style:parent-style-name="Text_20_body">
      <style:paragraph-properties fo:margin-left="0cm" fo:margin-right="0cm" fo:text-indent="1.199cm" style:auto-text-indent="false"/>
    </style:style>
    <style:style style:name="P63" style:family="paragraph" style:parent-style-name="Standard">
      <style:paragraph-properties fo:margin-left="0cm" fo:margin-right="0cm" fo:text-align="justify" style:justify-single-word="false" fo:text-indent="0.951cm" style:auto-text-indent="false" style:text-autospace="none"/>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64" style:family="paragraph" style:parent-style-name="Heading_20_1">
      <style:paragraph-properties fo:break-before="page"/>
    </style:style>
    <style:style style:name="P65"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66"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7">
      <style:text-properties style:font-name-asian="Verdana" style:font-name-complex="Verdana" style:font-size-complex="14pt"/>
    </style:style>
    <style:style style:name="P70" style:family="paragraph" style:parent-style-name="Text_20_body" style:list-style-name="L8">
      <style:text-properties style:font-name-asian="Verdana" style:font-name-complex="Verdana" style:font-size-complex="14pt"/>
    </style:style>
    <style:style style:name="P71" style:family="paragraph" style:parent-style-name="Text_20_body" style:list-style-name="L9">
      <style:text-properties style:font-name-asian="Verdana" style:font-name-complex="Verdana" style:font-size-complex="14pt"/>
    </style:style>
    <style:style style:name="P72" style:family="paragraph" style:parent-style-name="Text_20_body" style:list-style-name="L10">
      <style:text-properties style:font-name-asian="Verdana" style:font-name-complex="Verdana" style:font-size-complex="14pt"/>
    </style:style>
    <style:style style:name="P73" style:family="paragraph" style:parent-style-name="Text_20_body" style:list-style-name="L11">
      <style:text-properties style:font-name-asian="Verdana" style:font-name-complex="Verdana" style:font-size-complex="14pt"/>
    </style:style>
    <style:style style:name="P74" style:family="paragraph" style:parent-style-name="Text_20_body" style:list-style-name="L12">
      <style:text-properties style:font-name-asian="Verdana" style:font-name-complex="Verdana" style:font-size-complex="14pt"/>
    </style:style>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2"/>
    <style:style style:name="P78" style:family="paragraph" style:parent-style-name="Text_20_body" style:list-style-name="L17"/>
    <style:style style:name="P79" style:family="paragraph" style:parent-style-name="Text_20_body" style:list-style-name="L20">
      <style:text-properties fo:color="#000000"/>
    </style:style>
    <style:style style:name="P80" style:family="paragraph" style:parent-style-name="Text_20_body" style:list-style-name="L23">
      <style:text-properties fo:color="#000000"/>
    </style:style>
    <style:style style:name="P81" style:family="paragraph" style:parent-style-name="Text_20_body" style:list-style-name="L23">
      <style:paragraph-properties fo:text-align="start" style:justify-single-word="false"/>
      <style:text-properties fo:color="#000000"/>
    </style:style>
    <style:style style:name="P82" style:family="paragraph" style:parent-style-name="Text_20_body" style:list-style-name="L21">
      <style:text-properties fo:font-weight="normal" style:font-weight-asian="normal" style:font-weight-complex="normal"/>
    </style:style>
    <style:style style:name="P83" style:family="paragraph" style:parent-style-name="Text_20_body" style:list-style-name="L23"/>
    <style:style style:name="P84" style:family="paragraph" style:parent-style-name="Text_20_body" style:list-style-name="L23">
      <style:paragraph-properties fo:text-align="start" style:justify-single-word="false"/>
    </style:style>
    <style:style style:name="P85" style:family="paragraph" style:parent-style-name="Text_20_body" style:list-style-name="L1">
      <style:paragraph-properties fo:margin-left="0cm" fo:margin-right="0cm" fo:text-indent="0cm" style:auto-text-indent="false"/>
      <style:text-properties style:font-name-asian="TimesNewRomanPSMT" style:font-name-complex="TimesNewRomanPSMT" style:font-size-complex="14pt"/>
    </style:style>
    <style:style style:name="P86" style:family="paragraph" style:parent-style-name="Text_20_body" style:list-style-name="L2">
      <style:paragraph-properties fo:margin-left="0cm" fo:margin-right="0cm" fo:text-indent="0cm" style:auto-text-indent="false"/>
      <style:text-properties style:font-name-asian="TimesNewRomanPSMT" style:font-name-complex="TimesNewRomanPSMT"/>
    </style:style>
    <style:style style:name="P87" style:family="paragraph" style:parent-style-name="Text_20_body" style:list-style-name="L3">
      <style:paragraph-properties fo:margin-left="0cm" fo:margin-right="0cm" fo:text-indent="0cm" style:auto-text-indent="false"/>
      <style:text-properties style:font-name-asian="TimesNewRomanPSMT" style:font-name-complex="TimesNewRomanPSMT"/>
    </style:style>
    <style:style style:name="P88" style:family="paragraph" style:parent-style-name="Text_20_body" style:list-style-name="L13">
      <style:paragraph-properties fo:margin-left="0cm" fo:margin-right="0cm" fo:text-indent="0cm" style:auto-text-indent="false"/>
    </style:style>
    <style:style style:name="P89" style:family="paragraph" style:parent-style-name="Text_20_body" style:list-style-name="L14">
      <style:paragraph-properties fo:margin-left="0cm" fo:margin-right="0cm" fo:text-indent="0cm" style:auto-text-indent="false"/>
    </style:style>
    <style:style style:name="P90" style:family="paragraph" style:parent-style-name="Text_20_body" style:list-style-name="L15">
      <style:paragraph-properties fo:margin-left="0cm" fo:margin-right="0cm" fo:text-indent="0cm" style:auto-text-indent="false"/>
    </style:style>
    <style:style style:name="P91" style:family="paragraph" style:parent-style-name="Text_20_body" style:list-style-name="L16">
      <style:paragraph-properties fo:margin-left="0cm" fo:margin-right="0cm" fo:text-indent="0cm" style:auto-text-indent="false">
        <style:tab-stops>
          <style:tab-stop style:position="15.998cm" style:type="right" style:leader-style="dotted" style:leader-text="."/>
        </style:tab-stops>
      </style:paragraph-properties>
    </style:style>
    <style:style style:name="P92" style:family="paragraph" style:parent-style-name="Text_20_body" style:list-style-name="L18">
      <style:paragraph-properties fo:margin-left="0cm" fo:margin-right="0cm" fo:text-indent="0cm" style:auto-text-indent="false"/>
    </style:style>
    <style:style style:name="P93" style:family="paragraph" style:parent-style-name="Text_20_body" style:list-style-name="L22">
      <style:paragraph-properties fo:margin-left="0cm" fo:margin-right="0cm" fo:text-indent="0cm" style:auto-text-indent="false"/>
    </style:style>
    <style:style style:name="P94" style:family="paragraph" style:parent-style-name="Text_20_body" style:list-style-name="L4">
      <style:paragraph-properties fo:margin-left="0.647cm" fo:margin-right="0cm" fo:text-indent="-0.647cm" style:auto-text-indent="false">
        <style:tab-stops/>
      </style:paragraph-properties>
      <style:text-properties style:font-name-asian="TimesNewRomanPSMT" style:font-name-complex="TimesNewRomanPSMT"/>
    </style:style>
    <style:style style:name="P95" style:family="paragraph" style:parent-style-name="Text_20_body" style:list-style-name="L5">
      <style:paragraph-properties fo:margin-left="0.626cm" fo:margin-right="0cm" fo:text-indent="-0.635cm" style:auto-text-indent="false">
        <style:tab-stops>
          <style:tab-stop style:position="15.998cm" style:type="right" style:leader-style="dotted" style:leader-text="."/>
        </style:tab-stops>
      </style:paragraph-properties>
      <style:text-properties style:font-name-asian="TimesNewRomanPSMT" style:font-name-complex="TimesNewRomanPSMT"/>
    </style:style>
    <style:style style:name="P96" style:family="paragraph" style:parent-style-name="Text_20_body" style:list-style-name="L5">
      <style:paragraph-properties fo:margin-left="0.626cm" fo:margin-right="0cm" fo:text-indent="-0.635cm" style:auto-text-indent="false">
        <style:tab-stops>
          <style:tab-stop style:position="15.998cm" style:type="right" style:leader-style="dotted" style:leader-text="."/>
        </style:tab-stops>
      </style:paragraph-properties>
    </style:style>
    <style:style style:name="P97" style:family="paragraph" style:parent-style-name="Text_20_body" style:list-style-name="L19">
      <style:paragraph-properties fo:margin-left="0.63cm" fo:margin-right="0cm" fo:text-indent="-0.635cm" style:auto-text-indent="false">
        <style:tab-stops>
          <style:tab-stop style:position="15.998cm" style:type="right" style:leader-style="dotted" style:leader-text="."/>
        </style:tab-stops>
      </style:paragraph-properties>
    </style:style>
    <style:style style:name="P98" style:family="paragraph" style:parent-style-name="Text_20_body" style:list-style-name="L19">
      <style:paragraph-properties fo:margin-left="1.159cm" fo:margin-right="0cm" fo:text-indent="-0.654cm" style:auto-text-indent="false">
        <style:tab-stops>
          <style:tab-stop style:position="15.998cm" style:type="right" style:leader-style="dotted" style:leader-text="."/>
        </style:tab-stops>
      </style:paragraph-properties>
    </style:style>
    <style:style style:name="P99" style:family="paragraph" style:parent-style-name="Text_20_body" style:list-style-name="L19">
      <style:paragraph-properties fo:margin-left="1.612cm" fo:margin-right="0cm" fo:text-indent="-0.635cm" style:auto-text-indent="false">
        <style:tab-stops>
          <style:tab-stop style:position="15.998cm" style:type="right" style:leader-style="dotted" style:leader-text="."/>
        </style:tab-stops>
      </style:paragraph-properties>
    </style:style>
    <style:style style:name="P100" style:family="paragraph" style:parent-style-name="Contents_20_Heading">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font-size="14pt" style:font-size-asian="14pt" style:font-size-complex="14pt"/>
    </style:style>
    <style:style style:name="T5" style:family="text">
      <style:text-properties fo:color="#000000" fo:font-size="14pt" fo:language="ru" fo:country="RU" style:font-size-asian="14pt" style:font-size-complex="14pt"/>
    </style:style>
    <style:style style:name="T6" style:family="text">
      <style:text-properties fo:color="#000000" style:font-name="Times New Roman" fo:font-size="12pt" style:font-name-asian="Menlo-Regular" style:font-size-asian="12pt" style:font-name-complex="Menlo-Regular" style:font-size-complex="12pt"/>
    </style:style>
    <style:style style:name="T7" style:family="text">
      <style:text-properties fo:color="#000000" style:font-name="Times New Roman" fo:font-size="13pt" style:font-name-asian="Menlo-Regular" style:font-size-asian="13pt" style:font-name-complex="Menlo-Regular" style:font-size-complex="13pt"/>
    </style:style>
    <style:style style:name="T8"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9"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0"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1"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2"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3"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4"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5"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6"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7"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8" style:family="text">
      <style:text-properties fo:color="#000000" fo:font-style="italic" style:text-underline-style="none" fo:font-weight="normal" style:font-style-asian="italic" style:font-weight-asian="normal" style:font-style-complex="italic" style:font-weight-complex="normal"/>
    </style:style>
    <style:style style:name="T19" style:family="text">
      <style:text-properties fo:color="#000000" fo:font-style="normal" style:text-underline-style="none" fo:font-weight="normal" style:font-style-asian="normal" style:font-weight-asian="normal" style:font-style-complex="normal" style:font-weight-complex="normal"/>
    </style:style>
    <style:style style:name="T20" style:family="text">
      <style:text-properties fo:color="#000000" fo:language="en" fo:country="US"/>
    </style:style>
    <style:style style:name="T21" style:family="text">
      <style:text-properties style:font-name-asian="Arial" style:font-name-complex="Arial"/>
    </style:style>
    <style:style style:name="T22" style:family="text">
      <style:text-properties style:font-size-complex="14pt"/>
    </style:style>
    <style:style style:name="T23" style:family="text">
      <style:text-properties fo:language="en" fo:country="US"/>
    </style:style>
    <style:style style:name="T24" style:family="text">
      <style:text-properties fo:language="en" fo:country="US" style:font-size-complex="14pt"/>
    </style:style>
    <style:style style:name="T25" style:family="text">
      <style:text-properties fo:language="en" fo:country="US" style:font-name-asian="TimesNewRomanPSMT" style:font-name-complex="TimesNewRomanPSMT" style:font-size-complex="14pt"/>
    </style:style>
    <style:style style:name="T26" style:family="text">
      <style:text-properties fo:language="en" fo:country="US" fo:font-weight="normal" style:font-weight-asian="normal" style:font-weight-complex="normal"/>
    </style:style>
    <style:style style:name="T27" style:family="text">
      <style:text-properties style:font-name-asian="TimesNewRomanPSMT" style:font-name-complex="TimesNewRomanPSMT"/>
    </style:style>
    <style:style style:name="T28" style:family="text">
      <style:text-properties style:font-name-asian="TimesNewRomanPSMT" style:font-name-complex="TimesNewRomanPSMT" style:font-size-complex="14pt"/>
    </style:style>
    <style:style style:name="T29" style:family="text">
      <style:text-properties style:font-name-asian="Helvetica" style:font-name-complex="Helvetica" style:font-size-complex="14pt"/>
    </style:style>
    <style:style style:name="T30" style:family="text">
      <style:text-properties style:font-name="TimesNewRomanPSMT" style:font-name-asian="TimesNewRomanPSMT" style:font-name-complex="TimesNewRomanPSMT"/>
    </style:style>
    <style:style style:name="T31" style:family="text">
      <style:text-properties style:font-name-asian="Verdana" style:font-name-complex="Verdana" style:font-size-complex="14pt"/>
    </style:style>
    <style:style style:name="T32" style:family="text">
      <style:text-properties fo:font-style="italic" style:font-name-asian="Verdana" style:font-style-asian="italic" style:font-name-complex="Verdana" style:font-size-complex="14pt" style:font-style-complex="italic"/>
    </style:style>
    <style:style style:name="T33" style:family="text">
      <style:text-properties style:font-name="LucidaGrande" fo:font-size="11pt" fo:language="en" fo:country="US" style:letter-kerning="false" style:font-size-asian="11pt" style:font-name-complex="LucidaGrande" style:font-size-complex="11pt"/>
    </style:style>
    <style:style style:name="T34" style:family="text">
      <style:text-properties fo:language="en" fo:country="GB"/>
    </style:style>
    <style:style style:name="T35" style:family="text">
      <style:text-properties style:font-name="Times New Roman"/>
    </style:style>
    <style:style style:name="T36" style:family="text">
      <style:text-properties style:font-name="Times New Roman" fo:font-size="12pt" fo:language="en" fo:country="US" style:letter-kerning="false" style:font-size-asian="12pt" style:font-name-complex="LucidaGrande" style:font-size-complex="12pt"/>
    </style:style>
    <style:style style:name="T37" style:family="text">
      <style:text-properties style:font-name="Times New Roman" fo:font-size="12pt" style:letter-kerning="false" style:font-size-asian="12pt" style:font-name-complex="LucidaGrande" style:font-size-complex="12pt"/>
    </style:style>
    <style:style style:name="T38" style:family="text">
      <style:text-properties style:font-name="Times New Roman" fo:font-size="12pt" style:font-name-asian="Menlo-Regular" style:font-size-asian="12pt" style:font-name-complex="Menlo-Regular" style:font-size-complex="12pt"/>
    </style:style>
    <style:style style:name="T39" style:family="text">
      <style:text-properties style:font-name="Times New Roman" fo:font-size="12pt" style:font-size-asian="12pt" style:font-size-complex="12pt"/>
    </style:style>
    <style:style style:name="T40" style:family="text">
      <style:text-properties style:font-name="Times New Roman" fo:font-size="14pt" style:font-size-asian="14pt" style:font-size-complex="14pt"/>
    </style:style>
    <style:style style:name="T41" style:family="text">
      <style:text-properties style:font-name="Times New Roman" fo:font-size="14pt" fo:language="en" fo:country="US" style:font-size-asian="14pt" style:font-size-complex="14pt"/>
    </style:style>
    <style:style style:name="T42" style:family="text">
      <style:text-properties style:font-name="Times New Roman" fo:font-size="14pt" fo:language="en" fo:country="US" style:letter-kerning="false" style:font-size-asian="14pt" style:font-name-complex="LucidaGrande" style:font-size-complex="14pt"/>
    </style:style>
    <style:style style:name="T43"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4" style:family="text">
      <style:text-properties style:font-name="Times New Roman" fo:font-style="italic" style:text-underline-style="none" fo:font-weight="normal" style:font-style-asian="italic" style:font-weight-asian="normal" style:font-style-complex="italic" style:font-weight-complex="normal"/>
    </style:style>
    <style:style style:name="T45" style:family="text">
      <style:text-properties style:use-window-font-color="true" style:font-name="Times New Roman" fo:font-size="14pt" style:font-name-asian="ArialMT" style:font-size-asian="14pt" style:font-name-complex="ArialMT" style:font-size-complex="14pt"/>
    </style:style>
    <style:style style:name="T4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2.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1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71cm" fo:text-indent="-0.73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66">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01  60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5">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tab/>( Степанова М.Д.</text:span></text:span><text:span text:style-name="Default_20_Paragraph_20_Font"><text:span text:style-name="T5"> <text:s text:c="6"/></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23"><text:span text:style-name="Default_20_Paragraph_20_Font"><text:span text:style-name="T1">экологической безопастности<text:tab/>( Мельниченко Д.А. <text:s/>)</text:span></text:span></text:p>
      <text:p text:style-name="P24"><text:span text:style-name="Default_20_Paragraph_20_Font"><text:span text:style-name="T1">по нормоконтролю<text:tab/>( Самодумкин С.А <text:s text:c="4"/>)</text:span></text:span></text:p>
      <text:p text:style-name="P3"/>
      <text:p text:style-name="P7"><text:span text:style-name="Default_20_Paragraph_20_Font"><text:span text:style-name="T1">Рецензент: </text:span></text:span><text:span text:style-name="Default_20_Paragraph_20_Font"><text:span text:style-name="T1"><text:tab/>( <text:s text:c="33"/>)</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100">СОДЕРЖАНИЕ</text:p>
          </text:index-title>
          <text:p text:style-name="P65">ПЕРЕЧЕНЬ УСЛОВНЫХ ОБОЗНАЧЕНИЙ, СИМВОЛОВ И ТЕРМИНОВ<text:tab/>6</text:p>
          <text:p text:style-name="P65">ВВЕДЕНИЕ<text:tab/>7</text:p>
          <text:p text:style-name="P65"><text:s/>1 МЕТОДЫ И ТЕХНОЛОГИИ ПОСТРОЕНИЯ ИНТЕРНЕТ-ПРИЛОЖЕНИЙ<text:tab/>9</text:p>
          <text:p text:style-name="P65"><text:s/>1.1 Анализ требований к системе<text:tab/>10</text:p>
          <text:p text:style-name="P65"><text:s/>1.2 Язык разметки гипертекста<text:tab/>12</text:p>
          <text:p text:style-name="P65"><text:s/>1.3 Анализ режима работы системы<text:tab/>13</text:p>
          <text:p text:style-name="P65"><text:s/>1.4 Информационно-справочные системы предоставляющие информацию юридического характера<text:tab/>14</text:p>
          <text:p text:style-name="P65"><text:s/>1.5 Классификация юридических услуг<text:tab/>16</text:p>
          <text:p text:style-name="P65"><text:s/>1.6 Библиотеки для построения Интернет-приложений<text:tab/>19</text:p>
          <text:p text:style-name="P65"><text:s/>1.7 Технические требования к разрабатываемой системе<text:tab/>23</text:p>
          <text:p text:style-name="P65"><text:s/>2 ПРОЕКТИРОВАНИЕ ИНТЕРНЕТ-ПРИЛОЖЕНИЯ<text:tab/>24</text:p>
          <text:p text:style-name="P65"><text:s/>2.1 Проектирование основного алгоритма работы пользователя с Интернет-приложением<text:tab/>24</text:p>
          <text:p text:style-name="P65"><text:s/>2.2 Проектирование вариантов использования системы<text:tab/>25</text:p>
          <text:p text:style-name="P65"><text:s/>2.3 Проектирование подсистемы хранения информации<text:tab/>27</text:p>
          <text:p text:style-name="P65"><text:s/>2.4 Проектирование пользовательского интерфейса системы<text:tab/>31</text:p>
          <text:p text:style-name="P65"><text:s/>2.5 Проектирование подсистемы преобразования и подготовки данных для подачи пользователю<text:tab/>37</text:p>
          <text:p text:style-name="P65"><text:s/>2.6 Проектирование взаимосвязи между компонентами системы<text:tab/>39</text:p>
          <text:p text:style-name="P65"><text:s/>3 РАЗРАБОТКА ИНТЕРНЕТ-ПРИЛОЖЕНИЯ<text:tab/>42</text:p>
          <text:p text:style-name="P65"><text:s/>3.1 Настройка библиотеки «Joomla» для развертывания Интернет-приложения<text:tab/>42</text:p>
          <text:p text:style-name="P65"><text:s/>3.2 Разработка дизайна представления пользовательских страниц Интернет-приложения<text:tab/>43</text:p>
          <text:p text:style-name="P65"><text:s/>3.3 Результаты разработки структуры нормативных документов<text:tab/>50</text:p>
          <text:p text:style-name="P65"><text:s/>4 ПРОЕКТИРОВАНИЕ МЕР ПО ОБЕСПЕЧЕНИЮ ЭРГОНОМИЧЕСКИХ ТРЕБОВАНИЙ К ОРГАНИЗАЦИИ РАБОЧЕГО МЕСТА РАЗРАБОТЧИКА ИНТЕРНЕТ-ПРИЛОЖЕНИЙ<text:tab/>54</text:p>
          <text:p text:style-name="P65"><text:s/>4.1 Описание условий организации рабочего места разработчика Интернет-приложения<text:tab/>56</text:p>
          <text:p text:style-name="P65"><text:s/>5 ТЕХНИКО-ЭКОНОМИЧЕСКОЕ ОБОСНОВАНИЕ РАЗРАБОТКИ И ВНЕДРЕНИЯ ИНТЕРНЕТ-ПРИЛОЖЕНИЯ КЛАССИФИЦИРУЮЩЕГО ЮРИДИЧЕСКИЕ УСЛУГИ<text:tab/>60</text:p>
          <text:p text:style-name="P65"><text:s/>5.1 Характеристика программного средства<text:tab/>60</text:p>
          <text:p text:style-name="P65"><text:s/>5.2 Расчет себестоимости и отпускной цены ПС<text:tab/>60</text:p>
          <text:p text:style-name="P65"><text:s/>5.3 Расчет экономического эффекта от применения ПС пользователем<text:tab/>62</text:p>
          <text:p text:style-name="P65"><text:soft-page-break/><text:s/>5.4 Расчет капитальных затрат<text:tab/>62</text:p>
          <text:p text:style-name="P65"><text:s/>5.5 Расчет экономии основных видов ресурсов в связи с использованием нового ПС<text:tab/>62</text:p>
          <text:p text:style-name="P65"><text:s/>5.6 Расчет экономического эффекта<text:tab/>64</text:p>
          <text:p text:style-name="P65">ЗАКЛЮЧЕНИЕ<text:tab/>66</text:p>
          <text:p text:style-name="P65">СПИСОК ЛИТЕРАТУРЫ<text:tab/>67</text:p>
          <text:p text:style-name="P65">ПРИЛОЖЕНИЕ А<text:tab/>69</text:p>
          <text:p text:style-name="P65">ПРИЛОЖЕНИЕ Б<text:tab/>70</text:p>
          <text:p text:style-name="P65">ПРИЛОЖЕНИЕ В<text:tab/>71</text:p>
          <text:p text:style-name="P65">ПРИЛОЖЕНИЕ Г<text:tab/>72</text:p>
          <text:p text:style-name="P65">ПРИЛОЖЕНИЕ Д<text:tab/>73</text:p>
        </text:index-body>
      </text:table-of-content>
      <text:p text:style-name="Contents_20_1"/>
      <text:p text:style-name="P59">ПЕРЕЧЕНЬ УСЛОВНЫХ ОБОЗНАЧЕНИЙ, СИМВОЛОВ И ТЕРМИНОВ</text:p>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1">СУБД - система управления базами данных;</text:span></text:span></text:p>
      <text:p text:style-name="Text_20_body"><text:span text:style-name="Default_20_Paragraph_20_Font"><text:span text:style-name="T22">API - </text:span></text:span><text:span text:style-name="Default_20_Paragraph_20_Font"><text:span text:style-name="T24">application</text:span></text:span><text:span text:style-name="Default_20_Paragraph_20_Font"><text:span text:style-name="T22"> </text:span></text:span><text:span text:style-name="Default_20_Paragraph_20_Font"><text:span text:style-name="T24">programming</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интерфейс программирования приложений);</text:span></text:span></text:p>
      <text:p text:style-name="Text_20_body"><text:span text:style-name="Default_20_Paragraph_20_Font"><text:span text:style-name="T22">GUI - </text:span></text:span><text:span text:style-name="Default_20_Paragraph_20_Font"><text:span text:style-name="T24">graphical</text:span></text:span><text:span text:style-name="Default_20_Paragraph_20_Font"><text:span text:style-name="T22"> </text:span></text:span><text:span text:style-name="Default_20_Paragraph_20_Font"><text:span text:style-name="T24">user</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графический интерфейс пользователя);</text:span></text:span></text:p>
      <text:p text:style-name="Text_20_body"><text:span text:style-name="Default_20_Paragraph_20_Font"><text:span text:style-name="T22">SDK - </text:span></text:span><text:span text:style-name="Default_20_Paragraph_20_Font"><text:span text:style-name="T24">software</text:span></text:span><text:span text:style-name="Default_20_Paragraph_20_Font"><text:span text:style-name="T22"> </text:span></text:span><text:span text:style-name="Default_20_Paragraph_20_Font"><text:span text:style-name="T24">development</text:span></text:span><text:span text:style-name="Default_20_Paragraph_20_Font"><text:span text:style-name="T22"> </text:span></text:span><text:span text:style-name="Default_20_Paragraph_20_Font"><text:span text:style-name="T24">kit</text:span></text:span><text:span text:style-name="Default_20_Paragraph_20_Font"><text:span text:style-name="T22"> (средства для разработки программного обеспечения);</text:span></text:span></text:p>
      <text:p text:style-name="Text_20_body"><text:span text:style-name="Default_20_Paragraph_20_Font"><text:span text:style-name="T24">XML - extensible markup language (</text:span></text:span><text:span text:style-name="Default_20_Paragraph_20_Font"><text:span text:style-name="T22">расширяемый</text:span></text:span><text:span text:style-name="Default_20_Paragraph_20_Font"><text:span text:style-name="T24"> </text:span></text:span><text:span text:style-name="Default_20_Paragraph_20_Font"><text:span text:style-name="T22">язык</text:span></text:span><text:span text:style-name="Default_20_Paragraph_20_Font"><text:span text:style-name="T24"> </text:span></text:span><text:span text:style-name="Default_20_Paragraph_20_Font"><text:span text:style-name="T22">разметки</text:span></text:span><text:span text:style-name="Default_20_Paragraph_20_Font"><text:span text:style-name="T24">);</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1">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3">Apache</text:span></text:span> HTTP сервер (англ. A <text:span text:style-name="Default_20_Paragraph_20_Font"><text:span text:style-name="T23">patchy</text:span></text:span> <text:span text:style-name="Default_20_Paragraph_20_Font"><text:span text:style-name="T23">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приложения стали бесплатной возможностью создания рекламы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у компании в наличии есть Интернет-приложение. Данная система предоставляет пользователю краткое описание предоставляемых услуг.</text:p>
      <text:p text:style-name="Text_20_body">В юридической сфере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некоторых правовых норм, сгруппированное описание взаимосвязанных правовых норм (возможно с комментариями и пояснениями), информация о наградах и возможностях компании. Информация такого рода предоставит потенциальным клиентам возможность получить бесплатную консультацию или набор инструкций; что положительно скажется на потоке <text:s/>клиентов, которые будут пользоваться услугами компании.</text:p>
      <text:p text:style-name="Text_20_body">Целью данного дипломного проекта является создание нового Интернет приложения, для компании ООО «Надежный выбор». Новое приложение должно расширять возможности системы в области администрирования, увеличить количество подаваемой информации; главной задачей разрабатываемой системы является привлечение новых клиентов в компанию. Ключевыми изменениями при разработке Интернет-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хранимой информации.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достижения поставленной цели необходимо выполнить следующие задачи:</text:p>
      <text:list xml:id="list1275638691" text:style-name="L1">
        <text:list-item>
          <text:p text:style-name="P85">изучить и проанализировать существующие системы рекламирующие компании, предоставляющих юридические услуги;</text:p>
        </text:list-item>
        <text:list-item>
          <text:p text:style-name="P85"><text:soft-page-break/>проанализировать технологии построения Интернет-приложений;</text:p>
        </text:list-item>
        <text:list-item>
          <text:p text:style-name="P85">проанализировать предоставляемые услуги, нормативные документы; проанализировать возможность классификации данной информации для дальнейшей подачи пользователю;</text:p>
        </text:list-item>
        <text:list-item>
          <text:p text:style-name="P85">спроектировать Интернет-приложение, которое предоставляет информацию рекламного характера о предоставляемых услугах;</text:p>
        </text:list-item>
        <text:list-item>
          <text:p text:style-name="P85">разработать и развернуть Интернет-приложение;</text:p>
        </text:list-item>
        <text:list-item>
          <text:p text:style-name="P85">провести технико-экономическое обоснование разработки приложения и расчёта сметы затрат, цены, прибыли, экономического эффекта от применения приложения.</text:p>
        </text:list-item>
      </text:list>
      <text:p text:style-name="Text_20_body"/>
      <text:h text:style-name="Heading_20_1" text:outline-level="1" text:restart-numbering="true" text:start-value="1">МЕТОДЫ И ТЕХНОЛОГИИ ПОСТРОЕНИЯ ИНТЕРНЕТ-ПРИЛОЖЕНИЙ</text:h>
      <text:p text:style-name="P62">Создание Интернет-приложений является хорошо изученной, проработанной и нормированной областью. Для разработки такого рода систем можно воспользоваться множеством библиотек. Построение Интернет сайтов во многом зависит от поставленных перед ними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p text:style-name="Text_20_body">Существует большое количество Интернет-приложений. Они решают различные задачи из различных областей знаний. Например существуют системы созданные для зарабатывания денег с помощью подачи рекламных объявлений, системы предоставляющие услуги математических вычислений, Интернет-порталы имеющие возможность редактирования и просмотра документов, таблиц, презентаций. На данный момент наиболее популярная сфера, в которой разрабатываются Интернет-приложения это рекламная. Каждая организация или физическое лицо, которое занимается какой-либо торговой деятельностью (например изготовление и продажа изделий из кожи), заинтересовано в увеличении количества покупок и заказов производимых товаров (или оказываемых услуг). Для этого используется реклама. Использование Интернет в качестве рекламной площадки наиболее популярное решение у небольших компаний. Создание сайта-визитки компании популярно в белорусской юридической сфере. Например поисковик «Google», сообщает, что существует примерно 216 000 страниц содержащих слова «юридические услуги Беларусь».</text:p>
      <text:p text:style-name="P61">Главными проблемами при создании Интернет-приложения рекламирующего юридические услуги, являются: создание модели данных содержащих необходимую информацию, создание интуитивно-понятного интерфейса пользователя и создание возможности пополнять материалы системы администратором. Проблема создания необходимой модели данных решается с помощью известных методов используемых при хранении информации с помощью ЭВМ. В такие методы включают алгоритмы перехода между нормальными формами представления информации с помощью таблиц. Проблема создания интуитивно-понятного интерфейса решается с помощью изучения уже готовых систем. Интерфейс пользователя Интернет-приложения обычно включает в себя некоторые компоненты, которые используются в любом <text:soft-page-break/>Интернет-приложении (главная страница, пользовательское меню). Использование таких компонент позволит пользователю проще ориентироваться в системе, что привлечет его внимание и улучшит процесс восприятия информации. Проблема возможности пополнения материалов решается, при помощи создания дополнительных элементов приложения, позволяющих администратору идентифицировать себя в системе и изменять материалы системы (администраторский модуль).</text:p>
      <text:p text:style-name="P62">В качестве применимых подходов при разработке Интернет-приложений широко используются различные библиотеки содержащие механизмы генерации HTML кода. Библиотеки могут содержать как механизмы хранения информации системы, так и средства администрирования и редактирования информации системы. Использование таких библиотек позволяет привести разработанную систему к какому-то общему виду, а значит в дальнейшем тратить меньше времени на изучение системы новыми сотрудниками; сократить время разработки (с помощью использования уже имеющихся в библиотеке алгоритмов).</text:p>
      <text:p text:style-name="P62">Интернет-приложение созданное с целью рекламирования услуг должно решать задачу предоставления информации в виде удобном для пользователя. Для этого такую информацию требуется систематизировать. Используя группировку и последующую классификацию можно систематизировать информацию, касающуюся юридических норм таким образом, чтобы пользователь мог понять, где ему искать необходимую информацию. </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51">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text:p>
      <text:p text:style-name="P51">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text:soft-page-break/>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ют за передачу данных по сети (используя протокол <text:span text:style-name="Default_20_Paragraph_20_Font"><text:span text:style-name="T23">TCP</text:span></text:span>/<text:span text:style-name="Default_20_Paragraph_20_Font"><text:span text:style-name="T23">IP</text:span></text:span>). В качестве такого сервера используют программные приложения «<text:span text:style-name="Default_20_Paragraph_20_Font"><text:span text:style-name="T23">Apache</text:span></text:span>» или «<text:span text:style-name="Default_20_Paragraph_20_Font"><text:span text:style-name="T23">Nginx</text:span></text:span>». В нашем случае использование «<text:span text:style-name="Default_20_Paragraph_20_Font"><text:span text:style-name="T23">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3">php</text:span></text:span>”, “<text:span text:style-name="Default_20_Paragraph_20_Font"><text:span text:style-name="T23">ruby</text:span></text:span>”, “<text:span text:style-name="Default_20_Paragraph_20_Font"><text:span text:style-name="T23">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text:soft-page-break/>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ласс (каталог), в котором содержаться нормативные документ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Изменив каталог для определенного документа, администратор сможет реорганизовать структуру классифицированных документов.</text:p>
      <text:p text:style-name="Text_20_body"><text:span text:style-name="Default_20_Paragraph_20_Font"><text:span text:style-name="T28">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5">Apache</text:span></text:span><text:span text:style-name="Default_20_Paragraph_20_Font"><text:span text:style-name="T28">”,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span></text:span></text:p>
      <text:h text:style-name="Heading_20_2" text:outline-level="2"><text:bookmark text:name="__RefNumPara__39204015"/><text:bookmark text:name="__RefHeading__3856_2125587064"/>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text:soft-page-break/>-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2">HTML является частным случаем SGML (стандартного обобщенного языка разметки). </text:span></text:span><text:span text:style-name="Default_20_Paragraph_20_Font"><text:span text:style-name="T29">HTML создавался как язык для обмена научной и</text:span></text:span><text:span text:style-name="Default_20_Paragraph_20_Font"><text:span text:style-name="T29">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29">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29">HTML внесена поддержка гипертекста. Мультимедийные возможности были </text:span></text:span><text:span text:style-name="Default_20_Paragraph_20_Font"><text:span text:style-name="T29">добавлены позже. И</text:span></text:span><text:span text:style-name="Default_20_Paragraph_20_Font"><text:span text:style-name="T29">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29">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29">Текстовые </text:span></text:span><text:span text:style-name="Default_20_Paragraph_20_Font"><text:span text:style-name="T29">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29">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0">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pan></text:span><text:span text:style-name="Default_20_Paragraph_20_Font"><text:span text:style-name="T30"><text:bookmark-ref text:reference-format="number" text:ref-name="__RefNumPara__3478_2125587064">2</text:bookmark-ref></text:span></text:span><text:span text:style-name="Default_20_Paragraph_20_Font"><text:span text:style-name="T30">].</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0">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0">) представляет информацию об </text:span></text:span><text:span text:style-name="Default_20_Paragraph_20_Font"><text:span text:style-name="T30">оказываемых </text:span></text:span><text:span text:style-name="Default_20_Paragraph_20_Font"><text:span text:style-name="T30">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0"> «Регистрация, реорганизация </text:span></text:span><text:soft-page-break/><text:span text:style-name="Default_20_Paragraph_20_Font"><text:span text:style-name="T30">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0">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0">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0">Система компании «Ол Инклюзив» (</text:span></text:span><text:a xlink:type="simple" xlink:href="http://www.all-inclusive.com.ua/ru/" office:target-frame-name="_top" xlink:show="replace">http://www.all-inclusive.com.ua/ru/</text:a><text:span text:style-name="Default_20_Paragraph_20_Font"><text:span text:style-name="T30">) пр</text:span></text:span><text:span text:style-name="Default_20_Paragraph_20_Font"><text:span text:style-name="T30">едставляет информацию рекламного характера по оказываемым </text:span></text:span><text:span text:style-name="Default_20_Paragraph_20_Font"><text:span text:style-name="T30">юридическим услугам. Данная система содержит набор статических страниц, </text:span></text:span><text:span text:style-name="Default_20_Paragraph_20_Font"><text:span text:style-name="T30">на которых описывается информация, касающаяся оказываемой услуги. </text:span></text:span><text:span text:style-name="Default_20_Paragraph_20_Font"><text:span text:style-name="T27">Оказываемые услуги объединены в группы:</text:span></text:span></text:p>
      <text:list xml:id="list420641852" text:style-name="L2">
        <text:list-item>
          <text:p text:style-name="P86">«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86">«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86">«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86">«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86">«Исполнение судебных решений»;</text:p>
        </text:list-item>
        <text:list-item>
          <text:p text:style-name="P86">«Третейский суд» (включает в себя «компетенция третейского суда», «разрешение спорных вопросов в третейском суде»);</text:p>
        </text:list-item>
        <text:list-item>
          <text:p text:style-name="P86">«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86">«Регистрация прав собственности на объекты недвижимости»;</text:p>
        </text:list-item>
        <text:list-item>
          <text:p text:style-name="P86">«Юридическое сопровождение государственных закупок»;</text:p>
        </text:list-item>
        <text:list-item>
          <text:p text:style-name="P86"><text:soft-page-break/>«Корпоративное управление и обслуживание организаций»;</text:p>
        </text:list-item>
        <text:list-item>
          <text:p text:style-name="P86">«Составление, анализ и сопровождение контрактов и договоров»;</text:p>
        </text:list-item>
        <text:list-item>
          <text:p text:style-name="P86">«Регистрация прав интеллектуальной собственности»;</text:p>
        </text:list-item>
        <text:list-item>
          <text:p text:style-name="P86">«Абонентское юридическое обслуживание»;</text:p>
        </text:list-item>
        <text:list-item>
          <text:p text:style-name="P86">«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 классификации - это задача, в которой имеется множество объектов (ситуаций), разделенных некоторым образом на классы. Классифицировать объект - значит, указать номер (или наименование) класса, к которому относится данный объект. Задачи классификации также называются задачами дискриминантного анализа. В машинном обучении задача классификации решается, как правило, с помощью методов искусственных нейронных сетей при постановке эксперимента в виде обучения с учителем.</text:p>
      <text:p text:style-name="P27">Существует также другой способ постановки эксперимента - обучение без учителя. Но такой способ используется для решения другой задачи - кластеризации. В данной задаче разделение объектов обучающей выборки на классы не задается, и требуется классифицировать объекты только на основе сходства друг с другом.</text:p>
      <text:p text:style-name="P27">Эксперт в юридических услугах может определить существующие классы, а значит нам требуется решить задачу классификации. В качестве объектов классификации, используются существующие нормативные документы. На данный момент это 80-т объектов.</text:p>
      <text:p text:style-name="P27">Для решения задач классификации существуют различные методы, например метод дискриминантного анализа, метод деревьев классификации, <text:soft-page-break/>метод кластерного анализа. На данный момент предприятие ставит целью реализацию ручной классификации, в то же время в качестве одного из возможных путей развития системы предполагается возможность машинной классификации. Тогда задачей для решения становится: определение меры близости между нормативными документами и объединение таковых в группы (метод кластерного анализа объединение). </text:p>
      <text:p text:style-name="P27">Чтобы объединять некоторые объекты, требуется выяснить, как вычисляется мера близости. В документах, содержащих только текстовую информацию в качестве меры близости можно использовать специальный коэффициент, обозначающий совпадение слов в двух текстах. Например, если два текста (текст «А» и текст «Б»), содержат по 50 вхождений слов «хозяйственный», «процесс»; в то время как остальные тексты не содержат или содержат очень малое количество таких слов; то можно сказать, что расстояние между этими двумя текстами не является значимым. Для вычисления такого расстояния, требуется создать карты текстов (создать множество пар: слово, сколько раз оно встречается в тексте). После чего можно будет сравнить карты текстов (также можно использовать специальные дополнительные весовые коэффициенты для заранее определенных слов). Сравнение карт текстов и станет функцией сравнения объектов классификации.</text:p>
      <text:p text:style-name="P27">Улучшение качества вычисления таких расстояний можно произвести с помощью специального словаря, который позволит определять различные словоформы (падежные формы, временные формы и т.д.), группы синонимии. Такие группы смогут более точно определять информацию передаваемую текстовой информацией, а значит более точно классифицировать имеющиеся нормативные документы. Улучшение алгоритма допустимо при помощи использования искусственного изменения коэффициентов влияющих на сравнение объектов. Администратор системы сможет выставлять коэффициент «важности» каждому слову хранимому в словаре вручную, для улучшения параметров поиска.</text:p>
      <text:p text:style-name="P27">В качестве альтернативного улучшения можно воспользоваться тем фактом, что первоначальное расположение имеющихся документов установит администратор вручную.</text:p>
      <text:p text:style-name="P27">Полученную базу, меру близости и словарь описанные выше можно использовать в качестве входных данных для искусственной нейронной сети.</text:p>
      <text:p text:style-name="P27">Искусственная нейронная сеть (ИНС) - математическая модель (а также программная реализация такой сети), построенная по принципу организации и функционирования биологических нейронных сетей. С точки зрения <text:soft-page-break/>машинного обучения, нейронная сеть представляет собой частный случай методов дискриминантного анализа, методов кластеризации и т.д. С математической точки зрения, обучение нейронных сетей - это много параметрическая задача нелинейной оптимизации. Нейронные сети не программируются, а обучаются. Технически обучение заключается в нахождении коэффициентов связи между нейронами. В процессе обучения нейронная сеть способна выявить сложные зависимости между входными данными и выходными, а также выполнять обобщение. Что означает возможность использования неполного набора входных данных, или зашумленных, частично искаженных данных [<text:bookmark-ref text:reference-format="number" text:ref-name="__RefNumPara__13284_1322889463">33</text:bookmark-ref>]. </text:p>
      <text:p text:style-name="P27">Задача классификации в нейронных сетях формулируется следующим образом: при обучении системы находятся различные объекты с указанием того, к какому классу они относятся; по окончании обучения сети ей можно предъявлять неизвестные ранее образы и получать ответ о принадлежности к определенному классу. Также такая сеть способна выделить новые, неизвестные ранее классы [<text:bookmark-ref text:reference-format="number" text:ref-name="__RefNumPara__15158_1322889463">34</text:bookmark-ref>].</text:p>
      <text:p text:style-name="P27">Этапы решения задачи:</text:p>
      <text:list xml:id="list1449334503" text:style-name="L3">
        <text:list-item>
          <text:p text:style-name="P87">сбор данных для обучения, данный этап к моменту решения задачи будет выполнен;</text:p>
        </text:list-item>
        <text:list-item>
          <text:p text:style-name="P87">подготовка и нормализация данных, на этом этапе требуется создать словарь имеющий возможности распознавания синонимии и словоформ;</text:p>
        </text:list-item>
        <text:list-item>
          <text:p text:style-name="P87">выбор топологии сети, для решения задач классификации распространено использовать нейронные сети Кохонена (слой Кохонена состоит из адаптивных линейных сумматоров, выходные сигналы обрабатываются по правилу «победитель забирает всё»);</text:p>
        </text:list-item>
        <text:list-item>
          <text:p text:style-name="P87">экспериментальный подбор характеристик сети;</text:p>
        </text:list-item>
        <text:list-item>
          <text:p text:style-name="P87">обучение сети;</text:p>
        </text:list-item>
        <text:list-item>
          <text:p text:style-name="P87">проверка адекватности обучения (для проверки корректности можно использовать классификацию объектов обучающей выборки, с последующей оценкой правильности классификации);</text:p>
        </text:list-item>
        <text:list-item>
          <text:p text:style-name="P87">дальнейшее использование сети.</text:p>
        </text:list-item>
      </text:list>
      <text:p text:style-name="P27">Данный алгоритм позволит автоматизировать классификацию новых нормативных документов в системе. Задачей нейронной сети в данном алгоритме, является подбор коэффициентов «важности» для слов словаря. Это в дальнейшем позволит обойтись без вмешательства администратора системы.</text:p>
      <text:p text:style-name="P27">Поэтому для возможности дальнейшего развития системы мы определим <text:soft-page-break/>наиболее удобный способ хранения документов в системе. Таким образом, документы будут находится в одном каталоге. Задачей системы, является имитация разделения данных файлов по каталогам файловой системы.</text:p>
      <text:p text:style-name="P27">Опишем задачи разрабатываемого приложения по классификации юридических услуг, которые были поставлены предприятием:</text:p>
      <text:list xml:id="list1295877863" text:style-name="L4">
        <text:list-item>
          <text:p text:style-name="P94">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94">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94">подача обработанной классифицированной информации о предоставляемых услугах пользователю.</text:p>
        </text:list-item>
      </text:list>
      <text:p text:style-name="P27"/>
      <text:p text:style-name="P27">Задача классификации решается в полуавтоматическом режиме. И выражается в следующем алгоритме:</text:p>
      <text:list xml:id="list1277989430" text:style-name="L5">
        <text:list-item>
          <text:p text:style-name="P95">Администратор системы упорядочивает набор нормативных документов, которые требуется классифицировать;</text:p>
        </text:list-item>
        <text:list-item>
          <text:p text:style-name="P95">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95">Система генерирует список нормативных документов в виде набора ссылок и создаёт специализированный набор страниц. Данный набор страниц содержит информацию о документах;</text:p>
        </text:list-item>
        <text:list-item>
          <text:p text:style-name="P95">Администратор группирует нормативные документы, используя возможности предоставляемые системой;</text:p>
        </text:list-item>
        <text:list-item>
          <text:p text:style-name="P96"><text:span text:style-name="Default_20_Paragraph_20_Font"><text:span text:style-name="T27">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в той группы, информацию о которой он </text:span></text:span><text:span text:style-name="Default_20_Paragraph_20_Font"><text:span text:style-name="T27">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text:soft-page-break/>«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1274806579" text:style-name="L6">
        <text:list-item>
          <text:p text:style-name="P67">«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67">«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67">«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1467720997" text:style-name="L7">
        <text:list-item>
          <text:p text:style-name="P68">«<text:span text:style-name="Default_20_Paragraph_20_Font"><text:span text:style-name="T22">Drupal», несмотря на то, что р</text:span></text:span><text:span text:style-name="Default_20_Paragraph_20_Font"><text:span text:style-name="T31">усское сообщество занимается переводом документации на D</text:span></text:span><text:span text:style-name="Default_20_Paragraph_20_Font"><text:span text:style-name="T31">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69">«Joomla», русскоязычной документации достаточно много, включая не только переводы официальных документов, но и авторские статьи.</text:p>
        </text:list-item>
        <text:list-item>
          <text:p text:style-name="P68"><text:span text:style-name="Default_20_Paragraph_20_Font"><text:span text:style-name="T31">«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1"><text:bookmark-ref text:reference-format="number" text:ref-name="__RefNumPara__4138_2125587064">17</text:bookmark-ref></text:span></text:span><text:span text:style-name="Default_20_Paragraph_20_Font"><text:span text:style-name="T31">].</text:span></text:span></text:p>
        </text:list-item>
      </text:list>
      <text:p text:style-name="Text_20_body"><text:span text:style-name="Default_20_Paragraph_20_Font"><text:span text:style-name="T32">Способы борьбы с нежелательным содержимым:</text:span></text:span><text:span text:style-name="Default_20_Paragraph_20_Font"><text:span text:style-name="T31"> все библиотеки имеют возможность</text:span></text:span><text:span text:style-name="Default_20_Paragraph_20_Font"><text:span text:style-name="T31">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1080037353" text:style-name="L8">
        <text:list-item>
          <text:p text:style-name="P70"><text:soft-page-break/>«Drupal», существует возможность интеграции с форумной системой «phpBB» [<text:bookmark-ref text:reference-format="number" text:ref-name="__RefNumPara__4140_2125587064">10</text:bookmark-ref>].</text:p>
        </text:list-item>
        <text:list-item>
          <text:p text:style-name="P70">«Joomla», существует возможность запуска встроенного форума «FireBoard».</text:p>
        </text:list-item>
        <text:list-item>
          <text:p text:style-name="P70">«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746417643" text:style-name="L9">
        <text:list-item>
          <text:p text:style-name="P75"><text:span text:style-name="Default_20_Paragraph_20_Font"><text:span text:style-name="T31">«Drupal», существует возможность использования известных визуальных редакторов «TinyMCE», «FCKEditor». Данные редакторы </text:span></text:span><text:span text:style-name="Default_20_Paragraph_20_Font"><text:span text:style-name="T31">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1"><text:bookmark-ref text:reference-format="number" text:ref-name="__RefNumPara__4142_2125587064">9</text:bookmark-ref></text:span></text:span><text:span text:style-name="Default_20_Paragraph_20_Font"><text:span text:style-name="T31">].</text:span></text:span></text:p>
        </text:list-item>
        <text:list-item>
          <text:p text:style-name="P71">«Joomla», имеет возможность подключения большого количества таких редакторов. Наиболее известным для интегрирования является «JCE».</text:p>
        </text:list-item>
        <text:list-item>
          <text:p text:style-name="P71">«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679753990" text:style-name="L10">
        <text:list-item>
          <text:p text:style-name="P72">«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76"><text:span text:style-name="Default_20_Paragraph_20_Font"><text:span text:style-name="T31">«Joomla» имеет специальную систему «ContentTemplater» </text:span></text:span><text:span text:style-name="Default_20_Paragraph_20_Font"><text:span text:style-name="T31">предназначенную для создания шаблонов. Также имеется возможность </text:span></text:span><text:span text:style-name="Default_20_Paragraph_20_Font"><text:span text:style-name="T31">управления страницами при помощи модулей, которые могут изменять интерфейс различных страниц [</text:span></text:span><text:span text:style-name="Default_20_Paragraph_20_Font"><text:span text:style-name="T31"><text:bookmark-ref text:reference-format="number" text:ref-name="__RefNumPara__4144_2125587064">12</text:bookmark-ref></text:span></text:span><text:span text:style-name="Default_20_Paragraph_20_Font"><text:span text:style-name="T31">].</text:span></text:span></text:p>
        </text:list-item>
        <text:list-item>
          <text:p text:style-name="P76"><text:span text:style-name="Default_20_Paragraph_20_Font"><text:span text:style-name="T31">«WordPress» им</text:span></text:span><text:span text:style-name="Default_20_Paragraph_20_Font"><text:span text:style-name="T31">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1"><text:bookmark-ref text:reference-format="number" text:ref-name="__RefNumPara__4138_2125587064">17</text:bookmark-ref></text:span></text:span><text:span text:style-name="Default_20_Paragraph_20_Font"><text:span text:style-name="T31">].</text:span></text:span></text:p>
        </text:list-item>
      </text:list>
      <text:p text:style-name="P29">Расширенная функциональность:</text:p>
      <text:list xml:id="list1250201753" text:style-name="L11">
        <text:list-item>
          <text:p text:style-name="P73">«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text:soft-page-break/>управления ими.</text:p>
        </text:list-item>
        <text:list-item>
          <text:p text:style-name="P73">«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73">«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987542541" text:continue-numbering="true" text:style-name="L11">
        <text:list-item>
          <text:p text:style-name="P73">«Drupal» использует UTF-8, поэтому проблем с кодировками нет.</text:p>
        </text:list-item>
        <text:list-item>
          <text:p text:style-name="P73">«Joomla» даёт возможность использовать как UTF-8 так кодировку «CP1251», однако последняя может приводить к наличию различных проблем.</text:p>
        </text:list-item>
        <text:list-item>
          <text:p text:style-name="P73">«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251270639" text:style-name="L12">
        <text:list-item>
          <text:p text:style-name="P77"><text:span text:style-name="Default_20_Paragraph_20_Font"><text:span text:style-name="T31">«Drupal» обладает во</text:span></text:span><text:span text:style-name="Default_20_Paragraph_20_Font"><text:span text:style-name="T31">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1"><text:bookmark-ref text:reference-format="number" text:ref-name="__RefNumPara__4132_2125587064">8</text:bookmark-ref></text:span></text:span><text:span text:style-name="Default_20_Paragraph_20_Font"><text:span text:style-name="T31">].</text:span></text:span></text:p>
        </text:list-item>
        <text:list-item>
          <text:p text:style-name="P77"><text:span text:style-name="Default_20_Paragraph_20_Font"><text:span text:style-name="T31">«Joomla» не имеет встроенных </text:span></text:span><text:span text:style-name="Default_20_Paragraph_20_Font"><text:span text:style-name="T31">способов конвертации, это связано, что основной задачей «Joomla» не является поддержка различных движков для </text:span></text:span><text:span text:style-name="Default_20_Paragraph_20_Font"><text:span text:style-name="T31">общения. Поэтому программист использующий «Joomla» должен сам создать </text:span></text:span><text:span text:style-name="Default_20_Paragraph_20_Font"><text:span text:style-name="T31">возможность экспорта [</text:span></text:span><text:span text:style-name="Default_20_Paragraph_20_Font"><text:span text:style-name="T31"><text:bookmark-ref text:reference-format="number" text:ref-name="__RefNumPara__3964_2125587064">5</text:bookmark-ref></text:span></text:span><text:span text:style-name="Default_20_Paragraph_20_Font"><text:span text:style-name="T31">].</text:span></text:span></text:p>
        </text:list-item>
        <text:list-item>
          <text:p text:style-name="P74">«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при проектировании и разработке можно учитывать особенности реализации приложения с помощью библиотеки «Joomla» языка программирования PHP.</text:p>
      <text:h text:style-name="Heading_20_2" text:outline-level="2"><text:soft-page-break/>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243189887" text:style-name="L13">
        <text:list-item>
          <text:p text:style-name="P88">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88">возможность работы со стандартным программными серверами («Apache», «MySQL»);</text:p>
        </text:list-item>
        <text:list-item>
          <text:p text:style-name="P88">работа под операционными системами семейства «Linux»;</text:p>
        </text:list-item>
        <text:list-item>
          <text:p text:style-name="P88">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y="0.002cm" svg:width="13.836cm" style:rel-width="100%" svg:height="18.648cm" style:rel-height="scale" draw:z-index="3"><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Где «условие 1» означает «имеется ли запрошенная страница в кэше системы?», а «условие 2» означает «какое действие выбрал пользователь?».</text:p>
      <text:p text:style-name="Text_20_body">Данная схема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868944431" text:style-name="L14">
        <text:list-item>
          <text:p text:style-name="P89">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89">просмотр информации о предоставляемых предприятием услугах (юридические и бухгалтерские услуги);</text:p>
        </text:list-item>
        <text:list-item>
          <text:p text:style-name="P89">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89">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89">просмотр пользователем новостей в юридическом законодательстве;</text:p>
        </text:list-item>
        <text:list-item>
          <text:p text:style-name="P89">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4"><draw:text-box fo:min-height="11.382cm"><text:p text:style-name="Drawing"><draw:frame draw:style-name="fr8" draw:name="Графический объект1" text:anchor-type="paragraph" svg:x="0.004cm" svg:y="0.002cm" svg:width="10.746cm" style:rel-width="100%" svg:height="11.382cm" style:rel-height="scale" draw:z-index="5"><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text:soft-page-break/>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создание и редактирование записей об предлагаемых предприятием услугах; создание и редактирование структуры нормативных документов, доступных пользователю для просмотра.</text:p>
      <text:p text:style-name="Text_20_body"><draw:frame draw:style-name="fr1" draw:name="Врезка2" text:anchor-type="paragraph" svg:y="0cm" svg:width="13.24cm" draw:z-index="6"><draw:text-box fo:min-height="11.626cm"><text:p text:style-name="Drawing"><draw:frame draw:style-name="fr7" draw:name="Графический объект2" text:anchor-type="paragraph" svg:y="0.002cm" svg:width="11.725cm" style:rel-width="88%" svg:height="10.446cm" style:rel-height="scale" draw:z-index="7"><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 Класс объектов системы «Услуги» используется для хранения информации об услугах предоставляемых компанией. Услуга характеризуется названием услуги, общей ознакомительной информацией об услуге, полной характеристикой описания услуги включающей <text:s/>различную информацию (по желанию автора возможно включение <text:soft-page-break/>мультимедийной информации). Представим пример объекта «Услуга»:</text:p>
      <text:list xml:id="list1343641011" text:style-name="L15">
        <text:list-item>
          <text:p text:style-name="P90">название услуги «Получение лицензий»;</text:p>
        </text:list-item>
        <text:list-item>
          <text:p text:style-name="P90">общая ознакомительная информация об услуге «Компания оказывает юридическую помощь в получении различных видов лицензий»;</text:p>
        </text:list-item>
        <text:list-item>
          <text:p text:style-name="P90">полная характеристика описания услуги «Юридическая помощь в получении следующих видов лицензий: розничная торговля и общественное питание, деятельность в области перевозки грузов, деятельность в сфере игорного бизнеса» (обычно количество предоставляемой информации должно быть достаточно для наполнения одной страницы Интернет-приложения).</text:p>
        </text:list-item>
      </text:list>
      <text:p text:style-name="Text_20_body">Класс объектов системы «Новости» используется для хранения информации касающейся изменений в законодательстве, обычно это цитирование новой правовой нормы с дополнительным пояснением администратора приложения. Также новостью может быть изменение в работе предприятия, получения им наград или расширение сферы оказываемых услуг. Новость характеризуется: названием новости, кратким содержанием (для отображения в списке новостей и для возможного отображения в новостной ленте), содержанием новости (включая комментарии автора и возможность включения мультимедийной информации). Представим пример объекта «Новость»:</text:p>
      <text:list xml:id="list527316787" text:continue-numbering="true" text:style-name="L15">
        <text:list-item>
          <text:p text:style-name="P90">название новости «ИМНС пополняет бюджет»;</text:p>
        </text:list-item>
        <text:list-item>
          <text:p text:style-name="P90">краткое содержание новости «нет необходимости оплаты налогов при отсутствии дохода для ИП»;</text:p>
        </text:list-item>
        <text:list-item>
          <text:p text:style-name="P90">«если <text:s/>фактически не было оказано ни одной услуги или не было продано ни одного товара, то налог платить не требуется; при этом независимо от того, было ли письмо от налоговой инспекции».</text:p>
        </text:list-item>
      </text:list>
      <text:p text:style-name="Text_20_body">Класс объектов «Клиент» используется для хранения информации о клиентах компании. Данная информация, должна хранить информацию об успешных сотрудничествах с клиентами компании. Клиент компании характеризуется названием (юридическим или физическим именем); содержанием, которое характеризует вид сотрудничества (для чего клиент обращался в компанию); необязательно сканированным изображением благодарности объявленной компании; необязательно датой окончания публикации (используется для автоматического скрытия информации о компании по окончанию некоторого срока, например до даты окончания действия лицензии). Пример объекта «Клиент» показан ниже:</text:p>
      <text:list xml:id="list749165803" text:continue-numbering="true" text:style-name="L15">
        <text:list-item>
          <text:p text:style-name="P90">название «ООО 'Алекена-Тур'»;</text:p>
        </text:list-item>
        <text:list-item>
          <text:p text:style-name="P90"><text:soft-page-break/>содержание «Отказано в исках на сумму 40 500 000 рублей»;</text:p>
        </text:list-item>
        <text:list-item>
          <text:p text:style-name="P90">изображение отсутствует;</text:p>
        </text:list-item>
        <text:list-item>
          <text:p text:style-name="P90">дата окончания публикации отсутствует.</text:p>
        </text:list-item>
      </text:list>
      <text:p text:style-name="Text_20_body">Составим диаграммы классов объектов систем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8"><draw:text-box fo:min-height="4.207cm"><text:p text:style-name="Drawing"><draw:frame draw:style-name="fr7" draw:name="Графический объект4" text:anchor-type="paragraph" svg:y="0.002cm" svg:width="8.483cm" style:rel-width="95%" svg:height="4.175cm" style:rel-height="scale" draw:z-index="9"><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10"><draw:text-box fo:min-height="4.819cm"><text:p text:style-name="Drawing"><draw:frame draw:style-name="fr8" draw:name="Графический объект5" text:anchor-type="paragraph" svg:x="0.004cm" svg:y="0.002cm" svg:width="8.915cm" style:rel-width="100%" svg:height="3.485cm" style:rel-height="scale" draw:z-index="11"><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text:p>
      <text:p text:style-name="Text_20_body">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2"><draw:text-box fo:min-height="3.473cm"><text:p text:style-name="Drawing"><draw:frame draw:style-name="fr8" draw:name="Графический объект6" text:anchor-type="paragraph" svg:x="0.004cm" svg:y="0.002cm" svg:width="8.851cm" style:rel-width="100%" svg:height="3.473cm" style:rel-height="scale" draw:z-index="13"><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p>
      <text:p text:style-name="Text_20_body"><text:soft-page-break/>Опишем вариант использования библиотеки «Joomla» при реализации подсистемы хранения информации для проверки работоспособности спроектированной модели. </text:p>
      <text:p text:style-name="Text_20_body">Учитывая особенности библиотеки «Joomla», все элементы, используемые в системе, требуют создания возможности привязки типов элементов к страницам Интернет-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text:p>
      <text:p text:style-name="Text_20_body">Для составления примера модели подсистемы хранения информации, представим таблицы соответствий между моделью полученной в результате проектирования и моделью используемой в библиотеке построения Интернет-приложений «Joomla».</text:p>
      <text:p text:style-name="Text_20_body">Таблицы соответствий между спроектированной моделью и моделью библиотеки находятся под номерами <text:sequence-ref text:reference-format="value" text:ref-name="refTable0">2.1</text:sequence-ref>, <text:sequence-ref text:reference-format="value" text:ref-name="refTable1">2.2</text:sequence-ref>, <text:sequence-ref text:reference-format="value" text:ref-name="refTable2">2.3</text:sequence-ref>. Схема классов полученной в результате использования модели полученной в результате проектирования на модели применяемой в «Joomla» (рисунок <text:sequence-ref text:reference-format="value" text:ref-name="refDrawing6">2.7</text:sequence-ref>).</text:p>
      <text:p text:style-name="P44">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45">Член класса «Клиент»</text:p>
          </table:table-cell>
          <table:table-cell table:style-name="Таблица5.B1" office:value-type="string">
            <text:p text:style-name="P45">Член класса 'content' системы «Joomla»</text:p>
          </table:table-cell>
        </table:table-row>
        <table:table-row>
          <table:table-cell table:style-name="Таблица5.A2" office:value-type="string">
            <text:p text:style-name="P46">Заголовок</text:p>
          </table:table-cell>
          <table:table-cell table:style-name="Таблица5.B2" office:value-type="string">
            <text:p text:style-name="P46">'title'</text:p>
          </table:table-cell>
        </table:table-row>
        <table:table-row>
          <table:table-cell table:style-name="Таблица5.A2" office:value-type="string">
            <text:p text:style-name="P46">Содержание</text:p>
          </table:table-cell>
          <table:table-cell table:style-name="Таблица5.B2" office:value-type="string">
            <text:p text:style-name="P46">'fulltext'</text:p>
          </table:table-cell>
        </table:table-row>
        <table:table-row>
          <table:table-cell table:style-name="Таблица5.A2" office:value-type="string">
            <text:p text:style-name="P46">Дата окончания публикации</text:p>
          </table:table-cell>
          <table:table-cell table:style-name="Таблица5.B2" office:value-type="string">
            <text:p text:style-name="P46">'publish_down'</text:p>
          </table:table-cell>
        </table:table-row>
        <table:table-row>
          <table:table-cell table:style-name="Таблица5.A2" office:value-type="string">
            <text:p text:style-name="P46">Изображение малого размера</text:p>
          </table:table-cell>
          <table:table-cell table:style-name="Таблица5.B2" office:value-type="string">
            <text:p text:style-name="P46">'images'</text:p>
          </table:table-cell>
        </table:table-row>
        <table:table-row>
          <table:table-cell table:style-name="Таблица5.A2" office:value-type="string">
            <text:p text:style-name="P46">Изображение большого размера</text:p>
          </table:table-cell>
          <table:table-cell table:style-name="Таблица5.B2" office:value-type="string">
            <text:p text:style-name="P46">'images'</text:p>
          </table:table-cell>
        </table:table-row>
      </table:table>
      <text:p text:style-name="Text_20_body"/>
      <text:p text:style-name="P44">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45">Член класса «Новость»</text:p>
          </table:table-cell>
          <table:table-cell table:style-name="Таблица1.B1" office:value-type="string">
            <text:p text:style-name="P45">Член класса 'content' системы «Joomla»</text:p>
          </table:table-cell>
        </table:table-row>
        <table:table-row>
          <table:table-cell table:style-name="Таблица1.A2" office:value-type="string">
            <text:p text:style-name="P46">Название</text:p>
          </table:table-cell>
          <table:table-cell table:style-name="Таблица1.B2" office:value-type="string">
            <text:p text:style-name="P46">'title'</text:p>
          </table:table-cell>
        </table:table-row>
        <table:table-row>
          <table:table-cell table:style-name="Таблица1.A2" office:value-type="string">
            <text:p text:style-name="P46">Короткое название</text:p>
          </table:table-cell>
          <table:table-cell table:style-name="Таблица1.B2" office:value-type="string">
            <text:p text:style-name="P46">'title_alias'</text:p>
          </table:table-cell>
        </table:table-row>
        <table:table-row>
          <table:table-cell table:style-name="Таблица1.A2" office:value-type="string">
            <text:p text:style-name="P46">Содержание</text:p>
          </table:table-cell>
          <table:table-cell table:style-name="Таблица1.B2" office:value-type="string">
            <text:p text:style-name="P46">'fulltext'</text:p>
          </table:table-cell>
        </table:table-row>
      </table:table>
      <text:p text:style-name="Text_20_body"/>
      <text:p text:style-name="P44"><text:soft-page-break/>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45">Член класса «Услуга»</text:p>
          </table:table-cell>
          <table:table-cell table:style-name="Таблица2.B1" office:value-type="string">
            <text:p text:style-name="P45">Член класса 'content' системы «Joomla»</text:p>
          </table:table-cell>
        </table:table-row>
        <table:table-row>
          <table:table-cell table:style-name="Таблица2.A2" office:value-type="string">
            <text:p text:style-name="P46">Название</text:p>
          </table:table-cell>
          <table:table-cell table:style-name="Таблица2.B2" office:value-type="string">
            <text:p text:style-name="P46">'title'</text:p>
          </table:table-cell>
        </table:table-row>
        <table:table-row>
          <table:table-cell table:style-name="Таблица2.A2" office:value-type="string">
            <text:p text:style-name="P46">Короткое название</text:p>
          </table:table-cell>
          <table:table-cell table:style-name="Таблица2.B2" office:value-type="string">
            <text:p text:style-name="P46">'title_alias'</text:p>
          </table:table-cell>
        </table:table-row>
        <table:table-row>
          <table:table-cell table:style-name="Таблица2.A2" office:value-type="string">
            <text:p text:style-name="P46">Полное описание</text:p>
          </table:table-cell>
          <table:table-cell table:style-name="Таблица2.B2" office:value-type="string">
            <text:p text:style-name="P46">'fulltext'</text:p>
          </table:table-cell>
        </table:table-row>
      </table:table>
      <text:p text:style-name="P42"/>
      <text:p text:style-name="Text_20_body">При этом требуется помнить, что модель системы «Документы» требует отдельного каталога в котором будут расположены все документы классифицированные администратором. Единый каталог это разумное использование дискового пространства с последующей возможностью развития системы.</text:p>
      <text:p text:style-name="P42"><draw:frame draw:style-name="fr1" draw:name="Врезка7" text:anchor-type="paragraph" svg:y="0cm" svg:width="14.827cm" draw:z-index="14"><draw:text-box fo:min-height="12.979cm"><text:p text:style-name="Drawing"><draw:frame draw:style-name="fr8" draw:name="Графический объект7" text:anchor-type="paragraph" svg:x="0.004cm" svg:y="0.002cm" svg:width="14.827cm" style:rel-width="100%" svg:height="12.529cm" style:rel-height="scale" draw:z-index="4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text:soft-page-break/>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задач поставленных перед данным модулем.</text:p>
      <text:p text:style-name="Text_20_body">Пользовательский интерфейс, является одним из главных элементов удобного использования Интернет-приложения, поэтому несколько правил, которые следует учитывать при проектировании системы:</text:p>
      <text:list xml:id="list874333888" text:style-name="L16">
        <text:list-item>
          <text:p text:style-name="P91">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91">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91">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которая содержит возможность перехода к странице, содержащей информацию по конкретной новости в полном объёме. Данную новостную ленту разместим на каждой странице в виде отдельного блока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5"><draw:text-box fo:min-height="7.811cm"><text:p text:style-name="Drawing"><draw:frame draw:style-name="fr8" draw:name="Графический объект3" text:anchor-type="paragraph" svg:x="0.004cm" svg:y="0.002cm" svg:width="14.827cm" style:rel-width="100%" svg:height="7.811cm" style:rel-height="scale" draw:z-index="16"><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soft-page-break/></text:p>
      <text:p text:style-name="Text_20_body"/>
      <text:p text:style-name="Text_20_body">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5"><draw:text-box fo:min-height="11.688cm"><text:p text:style-name="Drawing"><draw:frame draw:style-name="fr8" draw:name="Графический объект13" text:anchor-type="paragraph" svg:x="0.004cm" svg:y="0.002cm" svg:width="16.415cm" style:rel-width="100%" svg:height="11.688cm" style:rel-height="scale" draw:z-index="26"><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text:soft-page-break/></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ю страницу приложения.</text:p>
      <text:p text:style-name="Text_20_body">Блок «Название» состоит из изображения содержащего фирменный знак и наименования компании. Представим схему алгоритма генерации программного HTML кода «Название» на рисунке <text:sequence-ref text:reference-format="value" text:ref-name="refDrawing9">2.10</text:sequence-ref>.</text:p>
      <text:p text:style-name="Text_20_body"><draw:frame draw:style-name="fr1" draw:name="Врезка25" text:anchor-type="paragraph" svg:y="0cm" svg:width="8.416cm" draw:z-index="48"><draw:text-box fo:min-height="8.959cm"><text:p text:style-name="Drawing"><draw:frame draw:style-name="fr8" draw:name="Графический объект25" text:anchor-type="paragraph" svg:x="0.004cm" svg:y="0.002cm" svg:width="8.416cm" style:rel-width="100%" svg:height="8.959cm" style:rel-height="scale" draw:z-index="49"><draw:image xlink:href="../алгоритм_генерации_программного_блока_название.jpg" xlink:type="simple" xlink:show="embed" xlink:actuate="onLoad"/></draw:frame>Рисунок <text:sequence text:ref-name="refDrawing9" text:name="Drawing" text:formula="ooow:Drawing+1" style:num-format="1">2.10</text:sequence> - Схема алгоритма работы приложения при генерации программного блока "Название"</text:p></draw:text-box></draw:frame></text:p>
      <text:p text:style-name="Text_20_body">Блок «Меню приложения» состоит из списка названий разделов Интернет-приложения. По нажатии на которые происходит переход на необходимую <text:s/>страницу приложения (использование гиперссылок).</text:p>
      <text:p text:style-name="Text_20_body">Представим схему алгоритма генерации блока «Меню приложения» на рисунке <text:sequence-ref text:reference-format="value" text:ref-name="refDrawing10">2.11</text:sequence-ref>.</text:p>
      <text:p text:style-name="Text_20_body"><draw:frame draw:style-name="fr3" draw:name="Врезка26" text:anchor-type="paragraph" svg:x="3.022cm" svg:y="0.196cm" svg:width="9.564cm" draw:z-index="50"><draw:text-box fo:min-height="8.571cm"><text:p text:style-name="Drawing"><draw:frame draw:style-name="fr8" draw:name="Графический объект26" text:anchor-type="paragraph" svg:x="0.004cm" svg:y="0.002cm" svg:width="9.564cm" style:rel-width="100%" svg:height="8.571cm" style:rel-height="scale" draw:z-index="51"><draw:image xlink:href="../алгоритм_генерации_программного_блока_меню_приложения.png" xlink:type="simple" xlink:show="embed" xlink:actuate="onLoad"/></draw:frame>Рисунок <text:sequence text:ref-name="refDrawing10" text:name="Drawing" text:formula="ooow:Drawing+1" style:num-format="1">2.11</text:sequence> - Схема алгоритма работы приложения при генерации программного блока "Меню приложения"</text:p></draw:text-box></draw:frame></text:p>
      <text:p text:style-name="Text_20_body"><text:soft-page-break/></text:p>
      <text:p text:style-name="Text_20_body">Представим схему алгоритма для блока «Новостная лента» на рисунке <text:sequence-ref text:reference-format="value" text:ref-name="refDrawing11">2.12</text:sequence-ref>.</text:p>
      <text:p text:style-name="Text_20_body"><draw:frame draw:style-name="fr4" draw:name="Врезка27" text:anchor-type="paragraph" svg:y="-0.164cm" svg:width="11.083cm" draw:z-index="52"><draw:text-box fo:min-height="11.815cm"><text:p text:style-name="Drawing"><draw:frame draw:style-name="fr8" draw:name="Графический объект27" text:anchor-type="paragraph" svg:x="0.004cm" svg:y="0.002cm" svg:width="11.083cm" style:rel-width="100%" svg:height="11.815cm" style:rel-height="scale" draw:z-index="53"><draw:image xlink:href="../алгоритм_генерации_программного_блока_новостная_лента.png" xlink:type="simple" xlink:show="embed" xlink:actuate="onLoad"/></draw:frame>Рисунок <text:sequence text:ref-name="refDrawing11" text:name="Drawing" text:formula="ooow:Drawing+1" style:num-format="1">2.12</text:sequence> - Схема алгоритма работы приложения при генерации программного блока "Новостная лента"</text:p></draw:text-box></draw:frame></text:p>
      <text:p text:style-name="Text_20_body"><text:soft-page-break/>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менеджера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text:soft-page-break/>Таким образом, мы спроектировали все элементы пользовательского интерфейса для пользователя, который являет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значений существующих сессий веб-клиента,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text:soft-page-break/>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12">2.13</text:sequence-ref>.</text:p>
      <text:p text:style-name="Text_20_body"><draw:frame draw:style-name="fr1" draw:name="Врезка8" text:anchor-type="paragraph" svg:y="0cm" svg:width="16.999cm" draw:z-index="17"><draw:text-box fo:min-height="10.689cm"><text:p text:style-name="Drawing"><draw:frame draw:style-name="fr8" draw:name="Графический объект8" text:anchor-type="paragraph" svg:x="0.004cm" svg:y="0.002cm" svg:width="16.999cm" style:rel-width="100%" svg:height="10.689cm" style:rel-height="scale" draw:z-index="18"><draw:image xlink:href="../Диаграмма_последовательности_для_варианта_Главная_страница.png" xlink:type="simple" xlink:show="embed" xlink:actuate="onLoad"/></draw:frame>Рисунок <text:sequence text:ref-name="refDrawing12" text:name="Drawing" text:formula="ooow:Drawing+1" style:num-format="1">2.13</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имитирует работу файловой системы ЭВМ с помощью структур СУБД (подсистемы хранения информации), имитация работы файловой системы может производиться с помощью отдельного модуля файлового архива библиотеки. Поэтому создадим диаграмму описывающую ход работы системы, при открытии пользователем страницы, содержащей <text:soft-page-break/>информацию по нормативным документам (рисунок <text:sequence-ref text:reference-format="value" text:ref-name="refDrawing13">2.14</text:sequence-ref>). Здесь под файловой системой операционной системы понимается отдельный менеджер файлов (например файловый архив библиотеки «Joomla»). </text:p>
      <text:p text:style-name="Text_20_body"><draw:frame draw:style-name="fr3" draw:name="Врезка9" text:anchor-type="paragraph" svg:x="0cm" svg:y="0.004cm" svg:width="16.999cm" draw:z-index="19"><draw:text-box fo:min-height="8.296cm"><text:p text:style-name="Drawing"><draw:frame draw:style-name="fr8" draw:name="Графический объект9" text:anchor-type="paragraph" svg:x="0.004cm" svg:y="0.002cm" svg:width="16.999cm" style:rel-width="100%" svg:height="8.296cm" style:rel-height="scale" draw:z-index="20"><draw:image xlink:href="../Диаграмма_последовательности_для_нормативных_документов.png" xlink:type="simple" xlink:show="embed" xlink:actuate="onLoad"/></draw:frame>Рисунок <text:sequence text:ref-name="refDrawing13" text:name="Drawing" text:formula="ooow:Drawing+1" style:num-format="1">2.14</text:sequence> - Диаграмма последовательности действий при открытии страницы нормативных документов приложения</text:p></draw:text-box></draw:frame></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936953058" text:style-name="L17">
        <text:list-item>
          <text:p text:style-name="P78">компонента «СУБД»<text:span text:style-name="Default_20_Paragraph_20_Font"><text:span text:style-name="T23">;</text:span></text:span> </text:p>
        </text:list-item>
        <text:list-item>
          <text:p text:style-name="P78">компонента «Модель»<text:span text:style-name="Default_20_Paragraph_20_Font"><text:span text:style-name="T23">;</text:span></text:span> </text:p>
        </text:list-item>
        <text:list-item>
          <text:p text:style-name="P78">компонента «Представление»<text:span text:style-name="Default_20_Paragraph_20_Font"><text:span text:style-name="T23">;</text:span></text:span></text:p>
        </text:list-item>
        <text:list-item>
          <text:p text:style-name="P78"><text:soft-page-break/>компонента «Контроллер»<text:span text:style-name="Default_20_Paragraph_20_Font"><text:span text:style-name="T23">;</text:span></text:span></text:p>
        </text:list-item>
        <text:list-item>
          <text:p text:style-name="P78">компонента «Веб-сервер»<text:span text:style-name="Default_20_Paragraph_20_Font"><text:span text:style-name="T23">;</text:span></text:span></text:p>
        </text:list-item>
        <text:list-item>
          <text:p text:style-name="P78">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общую диаграмму компонент на рисунке <text:sequence-ref text:reference-format="value" text:ref-name="refDrawing14">2.15</text:sequence-ref>. Обозначения даны в соответствии с нотацией UML 2.0.</text:p>
      <text:p text:style-name="Text_20_body"><draw:frame draw:style-name="fr5" draw:name="Врезка10" text:anchor-type="paragraph" svg:x="0cm" svg:y="0cm" svg:width="16.999cm" draw:z-index="21"><draw:text-box fo:min-height="11.314cm"><text:p text:style-name="Drawing"><draw:frame draw:style-name="fr8" draw:name="Графический объект10" text:anchor-type="paragraph" svg:x="0.004cm" svg:y="0.002cm" svg:width="16.999cm" style:rel-width="100%" svg:height="11.314cm" style:rel-height="scale" draw:z-index="22"><draw:image xlink:href="../диаграмма_компонент.png" xlink:type="simple" xlink:show="embed" xlink:actuate="onLoad"/></draw:frame>Рисунок <text:sequence text:ref-name="refDrawing14" text:name="Drawing" text:formula="ooow:Drawing+1" style:num-format="1">2.15</text:sequence> - Диаграмма компонент Интернет приложения</text:p></draw:text-box></draw:frame><text:soft-page-break/></text:p>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3">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3">Joomla</text:span></text:span>» это создать и задать определения в файле «<text:span text:style-name="Default_20_Paragraph_20_Font"><text:span text:style-name="T23">configuration</text:span></text:span>.<text:span text:style-name="Default_20_Paragraph_20_Font"><text:span text:style-name="T23">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3">PHP</text:span></text:span>». Представим полученный листинг данного в файла в приложении А.</text:p>
      <text:p text:style-name="Text_20_body"><text:span text:style-name="T40">Структура базы данных для приложений, построенных с помощью библиотеки «</text:span><text:span text:style-name="Default_20_Paragraph_20_Font"><text:span text:style-name="T41">Joomla</text:span></text:span><text:span text:style-name="T40">» требуется создавать соответствуя определённому шаблону настройки которого можно найти в листинге «configuration.php» (</text:span><text:span text:style-name="T42">“$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2"><text:bookmark-ref text:reference-format="number" text:ref-name="__RefNumPara__3546_1823942306">26</text:bookmark-ref></text:span><text:span text:style-name="T42">].</text:span></text:p>
      <text:p text:style-name="Text_20_body"><text:span text:style-name="T42">Для работы в качестве администратора требуется создать запись администратора в “Joomla”. Для этого требуется выполнить скрипт представленный в таблице </text:span><text:span text:style-name="T42"><text:sequence-ref text:reference-format="value" text:ref-name="refTable3">3.1</text:sequence-ref></text:span><text:span text:style-name="T42">.</text:span></text:p>
      <text:p text:style-name="P44">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2"/>
      <text:p text:style-name="Text_20_body"><text:span text:style-name="T42">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2"><text:sequence-ref text:reference-format="value" text:ref-name="refDrawing15">3.1</text:sequence-ref></text:span><text:span text:style-name="T42">.</text:span></text:p>
      <text:p text:style-name="P32"><draw:frame draw:style-name="fr4" draw:name="Врезка12" text:anchor-type="paragraph" svg:y="0.104cm" svg:width="11.472cm" draw:z-index="23"><draw:text-box fo:min-height="15.436cm"><text:p text:style-name="Drawing"><draw:frame draw:style-name="fr8" draw:name="Графический объект12" text:anchor-type="paragraph" svg:x="0.004cm" svg:y="0.002cm" svg:width="12.326cm" style:rel-width="100%" svg:height="15.236cm" style:rel-height="scale" draw:z-index="24"><draw:image xlink:href="../пример_использования_менеджера_пользователей.png" xlink:type="simple" xlink:show="embed" xlink:actuate="onLoad"/></draw:frame>Рисунок <text:sequence text:ref-name="refDrawing15" text:name="Drawing" text:formula="ooow:Drawing+1" style:num-format="1">3.1</text:sequence> - Пример использования менеджера пользователей "Joomla"</text:p></draw:text-box></draw:frame></text:p>
      <text:p text:style-name="P33"><text:soft-page-break/></text:p>
      <text:p text:style-name="P33">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text:soft-page-break/>распространённым и удобным для дизайна интернет приложения.</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6">3.2</text:sequence-ref>.</text:p>
      <text:p text:style-name="P44">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54">Программный код препроцессора</text:p>
          </table:table-cell>
          <table:table-cell table:style-name="Таблица6.B1" office:value-type="string">
            <text:p text:style-name="P52">&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6">&lt;div class="litext"&gt;&lt;a href="</text:span><text:a xlink:type="simple" xlink:href="http://jyristov.net/">http://jyristov.net/</text:a><text:span text:style-name="T6">"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3" draw:name="Врезка14" text:anchor-type="paragraph" svg:x="2.291cm" svg:y="0.935cm" svg:width="12.416cm" draw:z-index="27"><draw:text-box fo:min-height="1.021cm"><text:p text:style-name="Drawing"><draw:frame draw:style-name="fr8" draw:name="Графический объект14" text:anchor-type="paragraph" svg:x="0.004cm" svg:y="0.002cm" svg:width="12.416cm" style:rel-width="100%" svg:height="1.021cm" style:rel-height="scale" draw:z-index="28"><draw:image xlink:href="../пример_пк_малое%20название.png" xlink:type="simple" xlink:show="embed" xlink:actuate="onLoad"/></draw:frame>Рисунок <text:sequence text:ref-name="refDrawing16" text:name="Drawing" text:formula="ooow:Drawing+1" style:num-format="1">3.2</text:sequence> - Графическое представление блока "Малое название"</text:p></draw:text-box></draw:frame></text:p>
      <text:p text:style-name="Text_20_body"/>
      <text:p text:style-name="Text_20_body">Перечислим какие переменные и функций мы использовали для генерации программного HTML кода:</text:p>
      <text:list xml:id="list1110356218" text:style-name="L18">
        <text:list-item>
          <text:p text:style-name="P92">$mosConfig_live_site, для получения полной ссылки к адресу сайта (приложение А).</text:p>
        </text:list-item>
        <text:list-item>
          <text:p text:style-name="P92">$mainframe-&gt;getTemplate(), для получения названия текущего используемого шаблона.</text:p>
        </text:list-item>
        <text:list-item>
          <text:p text:style-name="P92">mosLoadModules( 'left' , -1 ), для загрузки главного меню приложения, описание работы функции «mosLoadModules» представлено в [<text:bookmark-ref text:reference-format="number" text:ref-name="__RefNumPara__3020_917514657">27</text:bookmark-ref>].</text:p>
        </text:list-item>
        <text:list-item>
          <text:p text:style-name="P92">mosLoadModules( 'latestnews' , 0), для загрузки блока «Новостная лента».</text:p>
        </text:list-item>
        <text:list-item>
          <text:p text:style-name="P92">mosMainBody, для отображения Содержимого страницы (содержимое уже должно быть настроено [<text:bookmark-ref text:reference-format="number" text:ref-name="__RefNumPara__6501_851631234">32</text:bookmark-ref>]). Описание работы функции «mosMainBody» представлено в [<text:bookmark-ref text:reference-format="number" text:ref-name="__RefNumPara__5055_917514657">28</text:bookmark-ref>].</text:p>
        </text:list-item>
      </text:list>
      <text:p text:style-name="Text_20_body">Для генерации программного HTML кода блока «Название» использовались следующие функции и переменные библиотеки «Joomla»: $mosConfig_live_site, $mainframe-&gt;getTemplate().</text:p>
      <text:p text:style-name="Text_20_body">Программный код блока «Название» представлен в приложении Б. Графическое представление изображено на рисунке <text:sequence-ref text:reference-format="value" text:ref-name="refDrawing17">3.3</text:sequence-ref>.</text:p>
      <text:p text:style-name="Text_20_body"><draw:frame draw:style-name="fr3" draw:name="Врезка15" text:anchor-type="paragraph" svg:x="0.122cm" svg:y="-0.085cm" svg:width="16.999cm" draw:z-index="29"><draw:text-box fo:min-height="3.037cm"><text:p text:style-name="Drawing"><draw:frame draw:style-name="fr9" draw:name="Графический объект15" text:anchor-type="paragraph" svg:x="0cm" svg:y="0cm" svg:width="16.999cm" style:rel-width="100%" svg:height="3.037cm" style:rel-height="scale" draw:z-index="30"><draw:image xlink:href="../пример_пк_название.png" xlink:type="simple" xlink:show="embed" xlink:actuate="onLoad"/></draw:frame>Рисунок <text:sequence text:ref-name="refDrawing17" text:name="Drawing" text:formula="ooow:Drawing+1" style:num-format="1">3.3</text:sequence> - Графическое представление блока "Название"</text:p></draw:text-box></draw:frame></text:p>
      <text:p text:style-name="Text_20_body"><text:soft-page-break/></text:p>
      <text:p text:style-name="Text_20_body">Для генерации программного HTML кода блока «Меню приложения» использовались следующие функции и переменные библиотеки «Joomla»: $mosConfig_live_site, $mainframe-&gt;getTemplate(<text:span text:style-name="T4">), </text:span><text:span text:style-name="T40">mosLoadModules ( 'left' , -1). </text:span></text:p>
      <text:p text:style-name="Text_20_body"/>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8">3.4</text:sequence-ref>.</text:p>
      <text:p text:style-name="Text_20_body"><draw:frame draw:style-name="fr1" draw:name="Врезка16" text:anchor-type="paragraph" svg:y="0cm" svg:width="16.999cm" draw:z-index="31"><draw:text-box fo:min-height="1.625cm"><text:p text:style-name="Drawing"><draw:frame draw:style-name="fr8" draw:name="Графический объект16" text:anchor-type="paragraph" svg:x="0.004cm" svg:y="0.002cm" svg:width="16.999cm" style:rel-width="100%" svg:height="1.625cm" style:rel-height="scale" draw:z-index="32"><draw:image xlink:href="../пример_пк_меню_приложения.png" xlink:type="simple" xlink:show="embed" xlink:actuate="onLoad"/></draw:frame>Рисунок <text:sequence text:ref-name="refDrawing18"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Для генерации программного HTML кода блока «Новостная лента» использовались следующие функции и переменные библиотеки «Joomla»: mosLoadModules( 'latestnews', 0 ).</text:p>
      <text:p text:style-name="Text_20_body">Пример кода блока «Новостная лента» представлен в приложении Г. Графическое представление изображено на рисунке <text:sequence-ref text:reference-format="value" text:ref-name="refDrawing19">3.5</text:sequence-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 Для данных страниц пример генерации текстовой информации представим в приложении Д.</text:p>
      <text:p text:style-name="Text_20_body"><draw:frame draw:style-name="fr3" draw:name="Врезка17" text:anchor-type="paragraph" svg:x="2.552cm" svg:y="0.016cm" svg:width="11.719cm" draw:z-index="46"><draw:text-box fo:min-height="8.648cm"><text:p text:style-name="Drawing"><draw:frame draw:style-name="fr10" draw:name="Графический объект17" text:anchor-type="paragraph" svg:y="0cm" svg:width="5.909cm" style:rel-width="50%" svg:height="7.611cm" style:rel-height="scale" draw:z-index="47"><draw:image xlink:href="../пример_пк_новостная_лента.png" xlink:type="simple" xlink:show="embed" xlink:actuate="onLoad"/></draw:frame>Рисунок <text:sequence text:ref-name="refDrawing19" text:name="Drawing" text:formula="ooow:Drawing+1" style:num-format="1">3.5</text:sequence> - Пример графического представления блока "Новостная лента"</text:p></draw:text-box></draw:frame>Данное содержимое может исправляться администратором при помощи администраторской утилиты «Joomla», используя редактор HTML-кода «fckeditor» (приложение А содержит указание на то, что в разрабатываемой системе мы используем именно этот редактор HTML кода).</text:p>
      <text:p text:style-name="Text_20_body"><text:soft-page-break/></text:p>
      <text:p text:style-name="Text_20_body">Алгоритм для программного кода «Содержимое страницы», представляет из себя вывод хранимого статического содержимого страницы из БД.</text:p>
      <text:p text:style-name="Text_20_body">Графическое представление блока «Содержимое страницы» для «Главной страницы» изображено на рисунке <text:sequence-ref text:reference-format="value" text:ref-name="refDrawing20">3.6</text:sequence-ref>.</text:p>
      <text:p text:style-name="Text_20_body"><draw:frame draw:style-name="fr3" draw:name="Врезка18" text:anchor-type="paragraph" svg:x="1.187cm" svg:y="0.781cm" svg:width="15.577cm" draw:z-index="33"><draw:text-box fo:min-height="12.402cm"><text:p text:style-name="Drawing"><draw:frame draw:style-name="fr7" draw:name="Графический объект18" text:anchor-type="paragraph" svg:y="0.002cm" svg:width="14.229cm" style:rel-width="91%" svg:height="11.631cm" style:rel-height="scale" draw:z-index="34"><draw:image xlink:href="../пример_сс_главная_страница.png" xlink:type="simple" xlink:show="embed" xlink:actuate="onLoad"/></draw:frame>Рисунок <text:sequence text:ref-name="refDrawing20" text:name="Drawing" text:formula="ooow:Drawing+1" style:num-format="1">3.6</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графическое представление блока «Содержимое страницы»изображено на рисунке <text:sequence-ref text:reference-format="value" text:ref-name="refDrawing21">3.7</text:sequence-ref>.</text:p>
      <text:p text:style-name="Text_20_body"><draw:frame draw:style-name="fr3" draw:name="Врезка19" text:anchor-type="paragraph" svg:x="0.788cm" svg:y="-0.085cm" svg:width="15.249cm" draw:z-index="35"><draw:text-box fo:min-height="5.68cm"><text:p text:style-name="Drawing"><draw:frame draw:style-name="fr8" draw:name="Графический объект19" text:anchor-type="paragraph" svg:x="0.004cm" svg:y="0.002cm" svg:width="15.249cm" style:rel-width="100%" svg:height="5.68cm" style:rel-height="scale" draw:z-index="36"><draw:image xlink:href="../пример_сс_страница_нормативных_документов.png" xlink:type="simple" xlink:show="embed" xlink:actuate="onLoad"/></draw:frame>Рисунок <text:sequence text:ref-name="refDrawing21" text:name="Drawing" text:formula="ooow:Drawing+1" style:num-format="1">3.7</text:sequence> - Графическое представление содержимого страницы нормативных документов</text:p></draw:text-box></draw:frame></text:p>
      <text:p text:style-name="Text_20_body">Для страницы «Страница услуг» графическое представление блока «Содержимое страницы» изображено на рисунке <text:sequence-ref text:reference-format="value" text:ref-name="refDrawing22">3.8</text:sequence-ref>.</text:p>
      <text:p text:style-name="Text_20_body"><draw:frame draw:style-name="fr6" draw:name="Врезка20" text:anchor-type="as-char" svg:width="15.446cm" draw:z-index="1"><draw:text-box fo:min-height="13.691cm"><text:p text:style-name="Drawing"><draw:frame draw:style-name="fr7" draw:name="Графический объект20" text:anchor-type="paragraph" svg:y="0.002cm" svg:width="14.501cm" style:rel-width="93%" svg:height="13.381cm" style:rel-height="scale" draw:z-index="2"><draw:image xlink:href="../пример_сс_страница_услуг.png" xlink:type="simple" xlink:show="embed" xlink:actuate="onLoad"/></draw:frame>Рисунок <text:sequence text:ref-name="refDrawing22" text:name="Drawing" text:formula="ooow:Drawing+1" style:num-format="1">3.8</text:sequence> - Графическое представление содержимого страницы услуг</text:p></draw:text-box></draw:frame></text:p>
      <text:p text:style-name="Text_20_body"/>
      <text:p text:style-name="Text_20_body"><text:soft-page-break/></text:p>
      <text:p text:style-name="Text_20_body">Для страницы «Страница новостей» графическое представление блока «Содержимое страницы» изображено на рисунке <text:sequence-ref text:reference-format="value" text:ref-name="refDrawing23">3.9</text:sequence-ref>.</text:p>
      <text:p text:style-name="Text_20_body"><draw:frame draw:style-name="fr4" draw:name="Врезка21" text:anchor-type="paragraph" svg:y="0cm" svg:width="13.709cm" draw:z-index="37"><draw:text-box fo:min-height="13.675cm"><text:p text:style-name="Drawing"><draw:frame draw:style-name="fr8" draw:name="Графический объект21" text:anchor-type="paragraph" svg:x="0.004cm" svg:y="0.002cm" svg:width="13.709cm" style:rel-width="100%" svg:height="13.675cm" style:rel-height="scale" draw:z-index="38"><draw:image xlink:href="../пример_сс_страница_новостей.png" xlink:type="simple" xlink:show="embed" xlink:actuate="onLoad"/></draw:frame>Рисунок <text:sequence text:ref-name="refDrawing23"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графическое представление блока «Содержимое страницы» изображено на рисунке <text:sequence-ref text:reference-format="value" text:ref-name="refDrawing24">3.10</text:sequence-ref>.</text:p>
      <text:p text:style-name="Text_20_body">Для страницы «Контактная информация» графическое представление блока «Содержимое страницы» изображено на рисунке <text:sequence-ref text:reference-format="value" text:ref-name="refDrawing25">3.11</text:sequence-ref>.</text:p>
      <text:p text:style-name="Standard"><draw:frame draw:style-name="fr4" draw:name="Врезка22" text:anchor-type="paragraph" svg:y="-0.002cm" svg:width="14.355cm" draw:z-index="39"><draw:text-box fo:min-height="12.308cm"><text:p text:style-name="Drawing"><draw:frame draw:style-name="fr7" draw:name="Графический объект22" text:anchor-type="paragraph" svg:y="0.002cm" svg:width="13.185cm" style:rel-width="91%" svg:height="11.587cm" style:rel-height="scale" draw:z-index="40"><draw:image xlink:href="../пример_сс_страница_клиентов.png" xlink:type="simple" xlink:show="embed" xlink:actuate="onLoad"/></draw:frame>Рисунок <text:sequence text:ref-name="refDrawing24"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41"><draw:text-box fo:min-height="11.601cm"><text:p text:style-name="Drawing"><draw:frame draw:style-name="fr7" draw:name="Графический объект23" text:anchor-type="paragraph" svg:y="0.002cm" svg:width="11.268cm" style:rel-width="90%" svg:height="11.289cm" style:rel-height="scale" draw:z-index="42"><draw:image xlink:href="../пример_сс_контактная_информация.png" xlink:type="simple" xlink:show="embed" xlink:actuate="onLoad"/></draw:frame>Рисунок <text:sequence text:ref-name="refDrawing25" text:name="Drawing" text:formula="ooow:Drawing+1" style:num-format="1">3.11</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1361957359" text:style-name="L19">
        <text:list-item>
          <text:p text:style-name="P97">Нормативные документы:</text:p>
          <text:list>
            <text:list-item>
              <text:p text:style-name="P98">Регистрация и ликвидация коммерческих организаций;</text:p>
              <text:list>
                <text:list-item>
                  <text:p text:style-name="P99">Справочная информация;</text:p>
                </text:list-item>
              </text:list>
            </text:list-item>
            <text:list-item>
              <text:p text:style-name="P98">Хозяйственный процесс;</text:p>
            </text:list-item>
            <text:list-item>
              <text:p text:style-name="P98">Налогооблажение;</text:p>
            </text:list-item>
            <text:list-item>
              <text:p text:style-name="P98">Внешнеэкономическая деятельность;</text:p>
            </text:list-item>
            <text:list-item>
              <text:p text:style-name="P98">Недвижимость;</text:p>
            </text:list-item>
            <text:list-item>
              <text:p text:style-name="P98">Розничная торговля;</text:p>
            </text:list-item>
            <text:list-item>
              <text:p text:style-name="P98">Строительство (Строительный подряд);</text:p>
            </text:list-item>
            <text:list-item>
              <text:p text:style-name="P98">Договор поставки;</text:p>
            </text:list-item>
            <text:list-item>
              <text:p text:style-name="P98">Кодексы;</text:p>
            </text:list-item>
            <text:list-item>
              <text:p text:style-name="P98">Лицензирование;</text:p>
            </text:list-item>
            <text:list-item>
              <text:p text:style-name="P98">Сертификация и гигиеническая регистрация;</text:p>
            </text:list-item>
            <text:list-item>
              <text:p text:style-name="P98">Банкротство.</text:p>
            </text:list-item>
          </text:list>
        </text:list-item>
      </text:list>
      <text:p text:style-name="Text_20_body">Опишем распределение документов между каталогами:</text:p>
      <text:p text:style-name="P31"/>
      <text:p text:style-name="Text_20_body"><text:span text:style-name="T35">Регистрация и ликвидация коммерческих организаций: </text:span><text:span text:style-name="T44">«</text:span><text:span text:style-name="T8">Перечень документов, необходимых для регистрации коммерческой организации с участием иностранных лицпопулярный», «</text:span><text:span text:style-name="T15">Перечень документов, необходимых для смены состава участников коммерческой организации</text:span><text:span text:style-name="T8">», «</text:span><text:span text:style-name="T15">Перечень документов, необходимых для регистрации коммерческой организации</text:span><text:span text:style-name="T8">», «</text:span><text:span text:style-name="T15">Общая характеристика Общества с дополнительной ответственностью</text:span><text:span text:style-name="T8">», «</text:span><text:span text:style-name="T15">Общая характеристика Общества с ограниченной ответственностью</text:span><text:span text:style-name="T8">», «</text:span><text:span text:style-name="T15">Общая характеристика унитарного предприятия</text:span><text:span text:style-name="T8">», «</text:span><text:span text:style-name="T15">Перечень документов, необходимых для открытия текущего (расчетного) счета</text:span><text:span text:style-name="T8">», «</text:span><text:span text:style-name="T15">Положение о ликвидации (прекращении деятельности) субъектов хозяйствования, утвержденное Декретом Пр</text:span><text:span text:style-name="T8">», «</text:span><text:span text:style-name="T15">Положение о государственной регистрации </text:span><text:span text:style-name="T15">субъектов хозяйствования, утвержденное Декретом Президента</text:span><text:span text:style-name="T8">».</text:span></text:p>
      <text:p text:style-name="P36"/>
      <text:p text:style-name="Text_20_body"><text:soft-page-break/><text:span text:style-name="T12">Справочная информация: </text:span><text:span text:style-name="T8">«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P36"/>
      <text:p text:style-name="Text_20_body"><text:span text:style-name="T12">Хозяйственный процесс: </text:span><text:span text:style-name="T8">«</text:span><text:span text:style-name="T15">Закон о государственной пошлине</text:span><text:span text:style-name="T8">», «</text:span><text:span text:style-name="T15">Документы, прилагаемые к исковому заявлению</text:span><text:span text:style-name="T8">», «</text:span><text:span text:style-name="T15">Содержание искового заявления</text:span><text:span text:style-name="T8">», «</text:span><text:span text:style-name="T15">Постановление Пленума ВХС «О применени хозяйственными судами законодательства о гос.пошлине</text:span><text:span text:style-name="T8">», «</text:span><text:span text:style-name="T15">Размеры пошлин для подачи </text:span><text:span text:style-name="T15">искового заявления в хозяйственный суд</text:span><text:span text:style-name="T10">»</text:span><text:span text:style-name="T9">.</text:span></text:p>
      <text:p text:style-name="P36"/>
      <text:p text:style-name="Text_20_body"><text:span text:style-name="T12">Налогооблажение: </text:span><text:span text:style-name="T8">«</text:span><text:span text:style-name="T15">Указ Президента Об упрощенной системе налогообложения от 9 марта 2007 г. № 119</text:span><text:span text:style-name="T8">», «</text:span><text:span text:style-name="T15">Закон Республики Беларусь О налогах на доходы и прибыль от 22.12.1991 г. N 1330-ХII</text:span><text:span text:style-name="T8">», «</text:span><text:span text:style-name="T15">Закон Республики Беларусь "О налоге на добавленную стоимость" от 16 ноября 1999 г. N 324-З</text:span><text:span text:style-name="T8">», «</text:span><text:span text:style-name="T15">Положение о едином налоге с индивидуальных предпринимателей. Указ 285 от 18.06.2005</text:span><text:span text:style-name="T8">», «</text:span><text:span text:style-name="T15">Закон о подоходном налоге с физических лиц</text:span><text:span text:style-name="T8">», «</text:span><text:span text:style-name="T15">Ставки по единому налогу для Минска. Решение Мингорсовета от 17.06.2009 N 241</text:span><text:span text:style-name="T8">».</text:span></text:p>
      <text:p text:style-name="P36"/>
      <text:p text:style-name="Text_20_body"><text:span text:style-name="T12">Внешнеэкономическая деятельность: </text:span><text:span text:style-name="T8">«</text:span><text:span text:style-name="T15">Постановление Правления НацБанка от 11.11.2008 г. N 165 О порядке осуществления расчетов по импорту</text:span><text:span text:style-name="T8">», «</text:span><text:span text:style-name="T15">ИНСТРУКЦИЯ О ПОРЯДКЕ РЕГИСТРАЦИИ ПАСПОРТА СДЕЛКИ</text:span><text:span text:style-name="T8">», «</text:span><text:span text:style-name="T15">О ПОРЯДКЕ ОСУЩЕСТВЛЕНИЯ РАСЧЕТОВ ПО ВНЕШНЕТОРГОВЫМ ДОГОВОРАМ, ПРЕДУСМАТРИВАЮЩИМ ИМПОРТ</text:span><text:span text:style-name="T8">», «</text:span><text:span text:style-name="T15">Указ Президента О порядке проведения и контроля внешнеторговых операций 27 марта 2008 г. № 178</text:span><text:span text:style-name="T8">».</text:span></text:p>
      <text:p text:style-name="P36"/>
      <text:p text:style-name="Text_20_body"><text:span text:style-name="T12">Недвижимость: </text:span><text:span text:style-name="T8">«</text:span><text:span text:style-name="T15">ЗАКОН О ГОСУДАРСТВЕННОЙ РЕГИСТРАЦИИ НЕДВИЖИМОГО ИМУЩЕСТВА, ПРАВ НА НЕГО И СДЕЛОК С НИМ</text:span><text:span text:style-name="T8">»</text:span><text:span text:style-name="T12">.</text:span></text:p>
      <text:p text:style-name="P36"/>
      <text:p text:style-name="Text_20_body"><text:span text:style-name="T12">Розничная торговля: </text:span><text:span text:style-name="T8">«</text:span><text:span text:style-name="T15">ПОСТАНОВЛЕНИЕ СОВМИНА от 02.11.2005 г. № 1221 О НЕКОТОРЫХ ВОПРОСАХ ЛИЦЕНЗИРОВАНИЯ РОЗНИЧНОЙ ТОРГОВЛИ</text:span><text:span text:style-name="T8">», «</text:span><text:span text:style-name="T15">О НЕКОТОРЫХ ВОПРОСАХ ОСУЩЕСТВЛЕНИЯ </text:span><text:soft-page-break/><text:span text:style-name="T15">РОЗНИЧНОЙ ТОРГОВЛИ ПО ОБРАЗЦАМ С ИСПОЛЬЗОВАНИЕМ СЕТИ ИНТЕРНЕТ</text:span><text:span text:style-name="T8">», «</text:span><text:span text:style-name="T15">Правила розничной торговли по образцам Постановление СовМина от 15 января 2009 Г. № 31</text:span><text:span text:style-name="T8">», «</text:span><text:span text:style-name="T15">Рекомендации об отнесении торговых </text:span><text:span text:style-name="T15">объектов к различным форматам</text:span><text:span text:style-name="T8">», «</text:span><text:span text:style-name="T15">Правила осуществления розничной торговли отдельными видами товаров и общественного питания</text:span><text:span text:style-name="T8">», «</text:span><text:span text:style-name="T15">Перечень документов, которые должны находиться в объектах розничной торговли и общественного питания</text:span><text:span text:style-name="T8">», «</text:span><text:span text:style-name="T15">Закон О торговле</text:span><text:span text:style-name="T8">».</text:span></text:p>
      <text:p text:style-name="P36"/>
      <text:p text:style-name="P34"><text:span text:style-name="T13">Строительство (Строительный подряд): </text:span><text:span text:style-name="T11">«</text:span><text:span text:style-name="T16">Правила заключения и исполнения договоров (контрактов) строительного подряда</text:span><text:span text:style-name="T11">», «</text:span><text:span text:style-name="T16">Примерный договор строительного подряда</text:span><text:span text:style-name="T11">», «</text:span><text:span text:style-name="T16">Положение о лицензировании деятельности по проектированию и строительству зданий и сооружений</text:span><text:span text:style-name="T11">», «</text:span><text:span text:style-name="T16">Перечень лицензируемых видов деятельности</text:span><text:span text:style-name="T11">».</text:span></text:p>
      <text:p text:style-name="Text_20_body"/>
      <text:p text:style-name="Text_20_body">Договор поставки: «<text:span text:style-name="T15">Положение о поставке товаров</text:span><text:span text:style-name="T18">», «</text:span><text:span text:style-name="T15">Положение о приемке товаров по количеству и качеству</text:span><text:span text:style-name="T18">».</text:span></text:p>
      <text:p text:style-name="P37"/>
      <text:p text:style-name="Text_20_body"><text:span text:style-name="T19">Кодексы: </text:span><text:span text:style-name="T18">«</text:span><text:span text:style-name="T15">Гражданский кодекс», «Гражданско процессуальный кодекс», «Жилищный кодекс», «Кодекс о земле», «Кодекс об административных </text:span><text:span text:style-name="T15">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P38"/>
      <text:p text:style-name="Text_20_body"><text:span text:style-name="T17">Лицензирование: </text:span><text:span text:style-name="T15">«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text:span><text:soft-page-break/><text:span text:style-name="T15">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P38"/>
      <text:p text:style-name="Text_20_body"><text:span text:style-name="T17">Сертификация и гигиеническая регистрация: </text:span><text:span text:style-name="T15">«ПЕРЕЧЕНЬ ПРОДУКЦИИ, УСЛУГ, ИНЫХ ОБЪЕКТОВ, ПОДЛЕЖАЩИХ ОБЯЗАТЕЛЬНОМУ ПОДТВЕРЖДЕНИЮ СООТВЕТСТВИЯ».</text:span></text:p>
      <text:p text:style-name="P38"/>
      <text:p text:style-name="Text_20_body"><text:span text:style-name="T17">Банкротство: </text:span><text:span text:style-name="T15">«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64" text:outline-level="1"><text:span text:style-name="Default_20_Paragraph_20_Font"><text:span text:style-name="T14">ПРОЕКТИРОВАНИЕ МЕР ПО ОБЕСПЕЧЕНИЮ ЭРГОНОМИЧЕСКИХ ТРЕБОВАНИЙ К ОРГАНИЗАЦИИ РАБОЧЕГО МЕСТА РАЗРАБОТЧИКА ИНТЕРНЕТ-ПРИЛОЖЕНИЙ</text:span></text:span></text:h>
      <text:p text:style-name="P35">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35">Опишем алгоритм таких мероприятий:</text:p>
      <text:list xml:id="list1627033203" text:style-name="L20">
        <text:list-item>
          <text:p text:style-name="P79">создание полного описания характеристик проектируемого рабочего места <text:s/>с учетом особенностей его эксплуатации;</text:p>
        </text:list-item>
        <text:list-item>
          <text:p text:style-name="P79">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79">оценка эргономичности принятых решений.</text:p>
        </text:list-item>
      </text:list>
      <text:p text:style-name="P35">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35">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35">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text:soft-page-break/>мышц, небольшие разминки для ладоней и пальцев рук и ног и другие мероприятия.</text:p>
      <text:p text:style-name="P35">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35">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35">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35">Воспалительные заболевания <text:span text:style-name="T45">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pan text:style-name="T45">перестает выполнять свои функции. Она перерождается в абсолютно не функциональную (не патогенную, но бесполезную) ткань [</text:span><text:span text:style-name="T45"><text:bookmark-ref text:reference-format="number" text:ref-name="__RefNumPara__3991_125047205">29</text:bookmark-ref></text:span><text:span text:style-name="T45">].</text:span></text:p>
      <text:p text:style-name="P35">Кроме того, воздействие компьютера осложняет течение беременности и родов, неблагоприятно влияет на плод. Существуют записи о поступлении <text:soft-page-break/>жалоб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bookmark-ref text:reference-format="number" text:ref-name="__RefNumPara__3991_125047205">29</text:bookmark-ref>].</text:p>
      <text:h text:style-name="Heading_20_2" text:outline-level="2">Описание условий организации рабочего места разработчика Интернет-приложения</text:h>
      <text:p text:style-name="P35">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43"><draw:frame draw:style-name="fr1" draw:name="Врезка24" text:anchor-type="paragraph" svg:y="0cm" svg:width="8.946cm" draw:z-index="44"><draw:text-box fo:min-height="6.384cm"><text:p text:style-name="Drawing"><draw:frame draw:style-name="fr9" draw:name="Графический объект24" text:anchor-type="paragraph" svg:x="1.042cm" svg:y="0.213cm" svg:width="8.066cm" style:rel-width="78%" svg:height="5.934cm" style:rel-height="scale" draw:z-index="45"><draw:image xlink:href="../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35">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text:soft-page-break/>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35">Для исключения попадания отраженных бликов в глаза пользователей покрытие рабочей поверхность стола имеет матовую фактуру. </text:p>
      <text:p text:style-name="P35">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35">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35">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35">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text:soft-page-break/>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35">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35">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35">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35">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35"><text:soft-page-break/><text:span text:style-name="Default_20_Paragraph_20_Font"><text:span text:style-name="T43">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span></text:span></text:p>
      <text:h text:style-name="P64" text:outline-level="1">ТЕХНИКО-ЭКОНОМИЧЕСКОЕ ОБОСНОВАНИЕ РАЗРАБОТКИ И ВНЕДРЕНИЯ ИНТЕРНЕТ-ПРИЛОЖЕНИЯ КЛАССИФИЦИРУЮЩЕГО ЮРИДИЧЕСКИЕ УСЛУГИ</text:h>
      <text:h text:style-name="Heading_20_2" text:outline-level="2">Характеристика программного средства</text:h>
      <text:p text:style-name="Text_20_body">Программное средство (далее ПС) представляет собой Интернет-приложение рекламного характера. Целью разработки приложения, является создание новых возможностей для администратора системы (ускорение работы оператора ПС), расширение количества информации предоставляемой системой. </text:p>
      <text:p text:style-name="Text_20_body">Все это позволит Интернет-приложению иметь больший рейтинг в таких интернет поисковиках как «Google», «Yandex», следовательно, привлекать большее количество пользователей.</text:p>
      <text:h text:style-name="Heading_20_2" text:outline-level="2">Расчет себестоимости и отпускной цены ПС</text:h>
      <text:p text:style-name="P63">Разработка приложения пользователя предусматривает проведение всех стадий проектирования (составление технического задания, создание эскизного, <text:s/>технического и рабочего проекта), разработки, а также тестирования и внедрения. </text:p>
      <text:p text:style-name="P63"/>
      <text:p text:style-name="P63">Общая трудоемкость ПС составляет 20 человеко-дней. При этом плановая численность разработчиков, устанавливается предприятием в размере 1-го человека работающего на половину ставки (0.5 человека).</text:p>
      <text:p text:style-name="P63"/>
      <text:p text:style-name="P63">Исходные данные для расчета уточненной трудоемкости стадий приведены в таблице <text:sequence-ref text:reference-format="value" text:ref-name="refTable5">5.1</text:sequence-ref>.</text:p>
      <text:p text:style-name="P63"/>
      <text:p text:style-name="P44">Таблица <text:sequence text:ref-name="refTable5" text:name="Table" text:formula="ooow:Table+1" style:num-format="1">5.1</text:sequence> - Расчет уточненной трудоемкости по стадиям</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B"/>
        <table:table-column table:style-name="Таблица11.F"/>
        <table:table-column table:style-name="Таблица11.G"/>
        <table:table-row>
          <table:table-cell table:style-name="Таблица11.A1" table:number-rows-spanned="2" office:value-type="string">
            <text:p text:style-name="P46"/>
          </table:table-cell>
          <table:table-cell table:style-name="Таблица11.B1" table:number-columns-spanned="6" office:value-type="string">
            <text:p text:style-name="P47">Стадии</text:p>
          </table:table-cell>
          <table:covered-table-cell/>
          <table:covered-table-cell/>
          <table:covered-table-cell/>
          <table:covered-table-cell/>
          <table:covered-table-cell/>
        </table:table-row>
        <table:table-row>
          <table:covered-table-cell/>
          <table:table-cell table:style-name="Таблица11.B2" office:value-type="string">
            <text:p text:style-name="P47">ТЗ</text:p>
          </table:table-cell>
          <table:table-cell table:style-name="Таблица11.B2" office:value-type="string">
            <text:p text:style-name="P47">Анализ</text:p>
          </table:table-cell>
          <table:table-cell table:style-name="Таблица11.B2" office:value-type="string">
            <text:p text:style-name="P47">Проект.</text:p>
          </table:table-cell>
          <table:table-cell table:style-name="Таблица11.B2" office:value-type="string">
            <text:p text:style-name="P47">Разраб.</text:p>
          </table:table-cell>
          <table:table-cell table:style-name="Таблица11.B2" office:value-type="string">
            <text:p text:style-name="P47">Внед.</text:p>
          </table:table-cell>
          <table:table-cell table:style-name="Таблица11.G2" office:value-type="string">
            <text:p text:style-name="P47">Итого</text:p>
          </table:table-cell>
        </table:table-row>
        <table:table-row>
          <table:table-cell table:style-name="Таблица11.B2" office:value-type="string">
            <text:p text:style-name="P46">Коэффициенты удельных весов трудоемкости стадии.</text:p>
          </table:table-cell>
          <table:table-cell table:style-name="Таблица11.B2" office:value-type="string">
            <text:p text:style-name="P47">0.1</text:p>
          </table:table-cell>
          <table:table-cell table:style-name="Таблица11.B2" office:value-type="string">
            <text:p text:style-name="P47">0.1</text:p>
          </table:table-cell>
          <table:table-cell table:style-name="Таблица11.B2" office:value-type="string">
            <text:p text:style-name="P47">0.1</text:p>
          </table:table-cell>
          <table:table-cell table:style-name="Таблица11.B2" office:value-type="string">
            <text:p text:style-name="P47">0.4</text:p>
          </table:table-cell>
          <table:table-cell table:style-name="Таблица11.B2" office:value-type="string">
            <text:p text:style-name="P47">0.1</text:p>
          </table:table-cell>
          <table:table-cell table:style-name="Таблица11.G3" office:value-type="float" office:value="1">
            <text:p text:style-name="P47">1</text:p>
          </table:table-cell>
        </table:table-row>
        <table:table-row>
          <table:table-cell table:style-name="Таблица11.B2" office:value-type="string">
            <text:p text:style-name="P46">Трудоемкость стадий (человеко-дней).</text:p>
          </table:table-cell>
          <table:table-cell table:style-name="Таблица11.B4" office:value-type="float" office:value="5">
            <text:p text:style-name="P47">5</text:p>
          </table:table-cell>
          <table:table-cell table:style-name="Таблица11.B4" office:value-type="float" office:value="5">
            <text:p text:style-name="P47">5</text:p>
          </table:table-cell>
          <table:table-cell table:style-name="Таблица11.B4" office:value-type="float" office:value="5">
            <text:p text:style-name="P47">5</text:p>
          </table:table-cell>
          <table:table-cell table:style-name="Таблица11.B4" office:value-type="float" office:value="20">
            <text:p text:style-name="P47">20</text:p>
          </table:table-cell>
          <table:table-cell table:style-name="Таблица11.B4" office:value-type="float" office:value="5">
            <text:p text:style-name="P47">5</text:p>
          </table:table-cell>
          <table:table-cell table:style-name="Таблица11.G3" office:value-type="float" office:value="40">
            <text:p text:style-name="P47">40</text:p>
          </table:table-cell>
        </table:table-row>
        <table:table-row>
          <table:table-cell table:style-name="Таблица11.B2" office:value-type="string">
            <text:p text:style-name="P46">Численность исполнителей (человек).</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G2" office:value-type="string">
            <text:p text:style-name="P47">0.5</text:p>
          </table:table-cell>
        </table:table-row>
        <table:table-row>
          <table:table-cell table:style-name="Таблица11.B2" office:value-type="string">
            <text:p text:style-name="P46">Срок разработки (лет).</text:p>
          </table:table-cell>
          <table:table-cell table:style-name="Таблица11.B2" office:value-type="string">
            <text:p text:style-name="P47">0.02</text:p>
          </table:table-cell>
          <table:table-cell table:style-name="Таблица11.B2" office:value-type="string">
            <text:p text:style-name="P47">0.02</text:p>
          </table:table-cell>
          <table:table-cell table:style-name="Таблица11.B2" office:value-type="string">
            <text:p text:style-name="P47">0.02</text:p>
          </table:table-cell>
          <table:table-cell table:style-name="Таблица11.B2" office:value-type="string">
            <text:p text:style-name="P47">0.08</text:p>
          </table:table-cell>
          <table:table-cell table:style-name="Таблица11.B2" office:value-type="string">
            <text:p text:style-name="P47">0.02</text:p>
          </table:table-cell>
          <table:table-cell table:style-name="Таблица11.G2" office:value-type="string">
            <text:p text:style-name="P47">0.16</text:p>
          </table:table-cell>
        </table:table-row>
      </table:table>
      <text:p text:style-name="P41"><text:soft-page-break/>Всего требуется 1 инженер-программист (работающий на половину ставки). Продолжительность разработки ПС 40 дней.</text:p>
      <text:list xml:id="list728175786" text:style-name="L21">
        <text:list-item>
          <text:p text:style-name="P82">Заработная плата инженера-программиста составляет 1 200 000 руб. (месячная тарифная ставка).</text:p>
          <text:p text:style-name="P82">Часовая тарифная ставка инженера программиста 1-ой категории рассчитывается путем деления месячной тарифной ставки на установленный при 4-х часовом рабочем дне, фонд рабочего времени (80 часов). Данное значение требуется умножить на коэффициент работы (0.5 ставки). Таким образом, часовая тарифная ставка составляет 7 500 рублей.</text:p>
          <text:p text:style-name="P82">В результате можно рассчитать основную заработную плату исполнителя. Учитывая значение коэффициента премирования 1.4, основная заработная плата равна 1 680 000 рублей.</text:p>
        </text:list-item>
        <text:list-item>
          <text:p text:style-name="P82">Исходя из норматива дополнительной заработной платы в целом по организации, значение которого составляет 10 процентов от основной заработной платы. Дополнительная заработная плата разработчика ПС равна 168 000 рублей.</text:p>
        </text:list-item>
        <text:list-item>
          <text:p text:style-name="P82">Отчисления в фонд социальной защиты и обязательное страхование составляют 35 процентов от основной и дополнительной заработной платы - 646 800 рублей.</text:p>
        </text:list-item>
        <text:list-item>
          <text:p text:style-name="P82">Расходы по статье материалы устанавливаются предприятием в размере 50 000 рублей. В данную сумму входит покупка бумаги, канцелярских принадлежностей.</text:p>
        </text:list-item>
        <text:list-item>
          <text:p text:style-name="P82">Расходы на «Машинное время» рассчитываются исходя из стоимости одного машинного часа 2500 рублей. Данные расходы составят 400 000 рублей.</text:p>
        </text:list-item>
        <text:list-item>
          <text:p text:style-name="P82">Расходов на научные командировки предприятием не предусмотрено.</text:p>
        </text:list-item>
        <text:list-item>
          <text:p text:style-name="P82">Прочие прямые расходы принимаются в размере 20 процентов и составляют 336 000 рублей.</text:p>
        </text:list-item>
        <text:list-item>
          <text:p text:style-name="P82">Затраты по статье «Накладные расходы», определяются исходя из норматива накладных расходов в целом по организации (60 %). Они составляют 1 008 000 рублей.</text:p>
        </text:list-item>
        <text:list-item>
          <text:p text:style-name="P82">Общая сумма расходов по смете на ПС составляет 4 688 800 рублей.</text:p>
        </text:list-item>
        <text:list-item>
          <text:p text:style-name="P82">Расходы на сопровождение и адаптацию определяются по нормативу, определяемому в целом по организации (10 %) и составляют 468 880 рублей.</text:p>
        </text:list-item>
        <text:list-item>
          <text:p text:style-name="P82">Общая сумма расходов на разработку (с затратами на сопровождение и адаптацию), является полной себестоимостью ПС и равна 5 157 680 рублей.</text:p>
        </text:list-item>
        <text:list-item>
          <text:p text:style-name="P82">Уровень рентабельности составляет 40 процентов, поэтому прибыль ПС <text:soft-page-break/>равна 2 063 072 рубля. </text:p>
        </text:list-item>
        <text:list-item>
          <text:p text:style-name="P82">Прогнозируемая цена без налогов включает полную себестоимостью и прибыль от реализации создаваемого ПС равна 7 220 752 рублей. </text:p>
        </text:list-item>
        <text:list-item>
          <text:p text:style-name="P82">Налог на добавочную стоимость составляет 20 процентов (1 444 150 рублей).</text:p>
        </text:list-item>
        <text:list-item>
          <text:p text:style-name="P82">Прогнозируемая отпускная цена равна 8 664 902 рубля.</text:p>
        </text:list-item>
      </text:list>
      <text:h text:style-name="Heading_20_2" text:outline-level="2">Расчет экономического эффекта от применения ПС пользователем</text:h>
      <text:p text:style-name="P40">Создаваемое программное средство предназначается для рекламирования услуг предоставляемых компанией ООО «Надежный выбор». Новое ПС включает в себя расширение функциональных возможностей, увеличение количества материала подаваемого пользователю.</text:p>
      <text:p text:style-name="P39"><text:span text:style-name="T46">Представим данные для расчета экономического эффекта в результате использования в таблице </text:span><text:span text:style-name="T46"><text:sequence-ref text:reference-format="value" text:ref-name="refTable6">5.2</text:sequence-ref></text:span><text:span text:style-name="T46">.</text:span></text:p>
      <text:h text:style-name="Heading_20_2" text:outline-level="2">Расчет капитальных затрат</text:h>
      <text:p text:style-name="Text_20_body">Общие капитальные вложение потребителя, связанные с изготовлением, внедрением и использованием ПС равны сумме затрат на изготовление ПС с учетом стоимости услуг по эксплуатации и затрат на освоение ПС.</text:p>
      <text:p text:style-name="Text_20_body">Затраты на освоение ПС составляют 80 000 рублей.</text:p>
      <text:p text:style-name="Text_20_body">Общие капитальные вложения равны 8 744 902 рубля.</text:p>
      <text:h text:style-name="Heading_20_2" text:outline-level="2">Расчет экономии основных видов ресурсов в связи с использованием нового ПС</text:h>
      <text:p text:style-name="Text_20_body">В результате использования разработанного программного средства ожидается снижение объема времени затрачиваемого администратором ПС с 0.4 человеко-дня до 0.1 человеко-дня.</text:p>
      <text:p text:style-name="Text_20_body">Таким образом, ПС позволяет сократить расходы на зарплату администратора ПС использующего данное Интернет-приложение.</text:p>
      <text:p text:style-name="P58">Таблица <text:sequence text:ref-name="refTable6" text:name="Table" text:formula="ooow:Table+1" style:num-format="1">5.2</text:sequence> - Данные для расчета экономического эффекта</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table-cell table:style-name="Таблица12.A1" table:number-rows-spanned="2" office:value-type="string">
            <text:p text:style-name="P48">Наименование показателей</text:p>
          </table:table-cell>
          <table:table-cell table:style-name="Таблица12.A1" table:number-rows-spanned="2" office:value-type="string">
            <text:p text:style-name="P48">Ед. измерения</text:p>
          </table:table-cell>
          <table:table-cell table:style-name="Таблица12.A1" table:number-columns-spanned="2" office:value-type="string">
            <text:p text:style-name="P48">Значение показателя</text:p>
          </table:table-cell>
          <table:covered-table-cell/>
          <table:table-cell table:style-name="Таблица12.E1" table:number-rows-spanned="2" office:value-type="string">
            <text:p text:style-name="P48">Наименование источника информации</text:p>
          </table:table-cell>
        </table:table-row>
        <table:table-row>
          <table:covered-table-cell/>
          <table:covered-table-cell/>
          <table:table-cell table:style-name="Таблица12.C2" office:value-type="string">
            <text:p text:style-name="P48">Баз. Вар.</text:p>
          </table:table-cell>
          <table:table-cell table:style-name="Таблица12.C2" office:value-type="string">
            <text:p text:style-name="P48">новый</text:p>
          </table:table-cell>
          <table:covered-table-cell/>
        </table:table-row>
        <table:table-row>
          <table:table-cell table:style-name="Таблица12.A3" office:value-type="float" office:value="1">
            <text:p text:style-name="P48">1</text:p>
          </table:table-cell>
          <table:table-cell table:style-name="Таблица12.A3" office:value-type="float" office:value="2">
            <text:p text:style-name="P48">2</text:p>
          </table:table-cell>
          <table:table-cell table:style-name="Таблица12.A3" office:value-type="float" office:value="3">
            <text:p text:style-name="P48">3</text:p>
          </table:table-cell>
          <table:table-cell table:style-name="Таблица12.A3" office:value-type="float" office:value="4">
            <text:p text:style-name="P48">4</text:p>
          </table:table-cell>
          <table:table-cell table:style-name="Таблица12.E3" office:value-type="float" office:value="5">
            <text:p text:style-name="P48">5</text:p>
          </table:table-cell>
        </table:table-row>
        <table:table-row>
          <table:table-cell table:style-name="Таблица12.A4" office:value-type="string">
            <text:p text:style-name="P48">Капитальные вложения по сопровождению ПС</text:p>
          </table:table-cell>
          <table:table-cell table:style-name="Таблица12.A4" office:value-type="string">
            <text:p text:style-name="P48">тыс. руб</text:p>
          </table:table-cell>
          <table:table-cell table:style-name="Таблица12.C4">
            <text:p text:style-name="P48"/>
          </table:table-cell>
          <table:table-cell table:style-name="Таблица12.C4" office:value-type="float" office:value="7220">
            <text:p text:style-name="P48">7220</text:p>
          </table:table-cell>
          <table:table-cell table:style-name="Таблица12.E4" office:value-type="string">
            <text:p text:style-name="P48">Договор заказчика с разработчиком</text:p>
          </table:table-cell>
        </table:table-row>
        <table:table-row>
          <table:table-cell table:style-name="Таблица12.A4" office:value-type="string">
            <text:p text:style-name="P48">Продолжительность освоения</text:p>
          </table:table-cell>
          <table:table-cell table:style-name="Таблица12.A4" office:value-type="string">
            <text:p text:style-name="P48">мес</text:p>
          </table:table-cell>
          <table:table-cell table:style-name="Таблица12.C4">
            <text:p text:style-name="P48"/>
          </table:table-cell>
          <table:table-cell table:style-name="Таблица12.C4" office:value-type="float" office:value="0">
            <text:p text:style-name="P48">1</text:p>
          </table:table-cell>
          <table:table-cell table:style-name="Таблица12.E4" office:value-type="string">
            <text:p text:style-name="P48">Паспорт ПС</text:p>
          </table:table-cell>
        </table:table-row>
        <table:table-row>
          <table:table-cell table:style-name="Таблица12.A4" office:value-type="string">
            <text:p text:style-name="P48">Численность программистов, занятых освоением ПС</text:p>
          </table:table-cell>
          <table:table-cell table:style-name="Таблица12.A4" office:value-type="string">
            <text:p text:style-name="P48">чел</text:p>
          </table:table-cell>
          <table:table-cell table:style-name="Таблица12.C4" office:value-type="float" office:value="0">
            <text:p text:style-name="P48">1</text:p>
          </table:table-cell>
          <table:table-cell table:style-name="Таблица12.C4" office:value-type="float" office:value="0">
            <text:p text:style-name="P48">1</text:p>
          </table:table-cell>
          <table:table-cell table:style-name="Таблица12.E4" office:value-type="string">
            <text:p text:style-name="P48">Паспорт ПС</text:p>
          </table:table-cell>
        </table:table-row>
        <table:table-row>
          <table:table-cell table:style-name="Таблица12.A4" office:value-type="string">
            <text:p text:style-name="P48">Численность программистов, занятых эксплуатацией ПС</text:p>
          </table:table-cell>
          <table:table-cell table:style-name="Таблица12.A4" office:value-type="string">
            <text:p text:style-name="P48">чел</text:p>
          </table:table-cell>
          <table:table-cell table:style-name="Таблица12.C4" office:value-type="float" office:value="0">
            <text:p text:style-name="P48">1</text:p>
          </table:table-cell>
          <table:table-cell table:style-name="Таблица12.C4" office:value-type="float" office:value="0">
            <text:p text:style-name="P48">1</text:p>
          </table:table-cell>
          <table:table-cell table:style-name="Таблица12.E4" office:value-type="string">
            <text:p text:style-name="P48">Проект плана работ пользователя</text:p>
          </table:table-cell>
        </table:table-row>
        <table:table-row>
          <table:table-cell table:style-name="Таблица12.A4" office:value-type="string">
            <text:p text:style-name="P48">Расход машинного времени на освоение ПС</text:p>
          </table:table-cell>
          <table:table-cell table:style-name="Таблица12.A4" office:value-type="string">
            <text:p text:style-name="P48">машино-часов</text:p>
          </table:table-cell>
          <table:table-cell table:style-name="Таблица12.C4">
            <text:p text:style-name="P48"/>
          </table:table-cell>
          <table:table-cell table:style-name="Таблица12.C4" office:value-type="float" office:value="0">
            <text:p text:style-name="P48">5</text:p>
          </table:table-cell>
          <table:table-cell table:style-name="Таблица12.E4" office:value-type="string">
            <text:p text:style-name="P48">Паспорт ПС</text:p>
          </table:table-cell>
        </table:table-row>
        <table:table-row>
          <table:table-cell table:style-name="Таблица12.A4" office:value-type="string">
            <text:p text:style-name="P48">Среднемесячная зар. плата одного программиста</text:p>
          </table:table-cell>
          <table:table-cell table:style-name="Таблица12.A4" office:value-type="string">
            <text:p text:style-name="P48">тыс. руб</text:p>
          </table:table-cell>
          <table:table-cell table:style-name="Таблица12.C4" office:value-type="float" office:value="1680">
            <text:p text:style-name="P48">1680</text:p>
          </table:table-cell>
          <table:table-cell table:style-name="Таблица12.C4" office:value-type="float" office:value="1680">
            <text:p text:style-name="P48">1680</text:p>
          </table:table-cell>
          <table:table-cell table:style-name="Таблица12.E4" office:value-type="string">
            <text:p text:style-name="P48">Расчетные данные</text:p>
          </table:table-cell>
        </table:table-row>
        <table:table-row>
          <table:table-cell table:style-name="Таблица12.A4" office:value-type="string">
            <text:p text:style-name="P48">Коэффициент начислений на зарплату</text:p>
          </table:table-cell>
          <table:table-cell table:style-name="Таблица12.A4" office:value-type="string">
            <text:p text:style-name="P48">ед.</text:p>
          </table:table-cell>
          <table:table-cell table:style-name="Таблица12.C4" office:value-type="float" office:value="36526">
            <text:p text:style-name="P48">1.0</text:p>
          </table:table-cell>
          <table:table-cell table:style-name="Таблица12.C4" office:value-type="float" office:value="36526">
            <text:p text:style-name="P48">1.0</text:p>
          </table:table-cell>
          <table:table-cell table:style-name="Таблица12.E4" office:value-type="string">
            <text:p text:style-name="P48">Принято для расчета</text:p>
          </table:table-cell>
        </table:table-row>
        <table:table-row>
          <table:table-cell table:style-name="Таблица12.A4" office:value-type="string">
            <text:p text:style-name="P48">Среднемесячное количество рабочих дней</text:p>
          </table:table-cell>
          <table:table-cell table:style-name="Таблица12.A4" office:value-type="string">
            <text:p text:style-name="P48">дни</text:p>
          </table:table-cell>
          <table:table-cell table:style-name="Таблица12.C4" office:value-type="float" office:value="36526">
            <text:p text:style-name="P48">20</text:p>
          </table:table-cell>
          <table:table-cell table:style-name="Таблица12.C4" office:value-type="float" office:value="36526">
            <text:p text:style-name="P48">20</text:p>
          </table:table-cell>
          <table:table-cell table:style-name="Таблица12.E4" office:value-type="string">
            <text:p text:style-name="P48">Принято для расчета</text:p>
          </table:table-cell>
        </table:table-row>
        <table:table-row>
          <table:table-cell table:style-name="Таблица12.A4" office:value-type="string">
            <text:p text:style-name="P48">Цена одного машино-часа работы ЭВМ</text:p>
          </table:table-cell>
          <table:table-cell table:style-name="Таблица12.A4" office:value-type="string">
            <text:p text:style-name="P48">руб.</text:p>
          </table:table-cell>
          <table:table-cell table:style-name="Таблица12.C4" office:value-type="float" office:value="2500">
            <text:p text:style-name="P48">2500</text:p>
          </table:table-cell>
          <table:table-cell table:style-name="Таблица12.C4" office:value-type="float" office:value="2500">
            <text:p text:style-name="P48">2500</text:p>
          </table:table-cell>
          <table:table-cell table:style-name="Таблица12.E4" office:value-type="string">
            <text:p text:style-name="P48">Смета затрат ЭВМ пользователя</text:p>
          </table:table-cell>
        </table:table-row>
        <table:table-row>
          <table:table-cell table:style-name="Таблица12.A4" office:value-type="string">
            <text:p text:style-name="P48">Количество часов работы в день.</text:p>
          </table:table-cell>
          <table:table-cell table:style-name="Таблица12.A4" office:value-type="string">
            <text:p text:style-name="P48">час</text:p>
          </table:table-cell>
          <table:table-cell table:style-name="Таблица12.C4" office:value-type="float" office:value="4">
            <text:p text:style-name="P48">4</text:p>
          </table:table-cell>
          <table:table-cell table:style-name="Таблица12.C4" office:value-type="float" office:value="4">
            <text:p text:style-name="P48">4</text:p>
          </table:table-cell>
          <table:table-cell table:style-name="Таблица12.E4" office:value-type="string">
            <text:p text:style-name="P48">Договор заказчика с разработчиком</text:p>
          </table:table-cell>
        </table:table-row>
        <table:table-row>
          <table:table-cell table:style-name="Таблица12.A4" office:value-type="string">
            <text:p text:style-name="P48">Нормативный коэффициент эффективности кап. вложений.</text:p>
          </table:table-cell>
          <table:table-cell table:style-name="Таблица12.A4" office:value-type="string">
            <text:p text:style-name="P48">ед.</text:p>
          </table:table-cell>
          <table:table-cell table:style-name="Таблица12.C4" office:value-type="float" office:value="0">
            <text:p text:style-name="P48">0.2</text:p>
          </table:table-cell>
          <table:table-cell table:style-name="Таблица12.C4" office:value-type="float" office:value="0">
            <text:p text:style-name="P48">0.2</text:p>
          </table:table-cell>
          <table:table-cell table:style-name="Таблица12.E4" office:value-type="string">
            <text:p text:style-name="P48">Принято для расчета</text:p>
          </table:table-cell>
        </table:table-row>
      </table:table>
      <text:p text:style-name="P40"/>
      <text:p text:style-name="Text_20_body">Экономия затрат на заработную плату при использовании нового ПС в сутки составляет 5 625 рублей.</text:p>
      <text:p text:style-name="Text_20_body">Экономия затрат на заработную плату в год составляет 5 400 000 рублей.</text:p>
      <text:p text:style-name="Text_20_body">Экономия затрат на оплату машинного времени в результате применения нового ПС за месяц составляет 60 000 рублей. За год 720 000 рублей.</text:p>
      <text:p text:style-name="Text_20_body"><text:soft-page-break/>Экономии затрат на материалы не предусмотрено.</text:p>
      <text:p text:style-name="Text_20_body">Общая годовая экономия текущих затрат, связанные с использованием нового ПС равна 6 120 000 рублей.</text:p>
      <text:h text:style-name="Heading_20_2" text:outline-level="2">Расчет экономического эффекта</text:h>
      <text:p text:style-name="P39">Внедрение нового ПС позволит пользователю сэкономить на текущих затратах, т.е. практически получить на эту сумму дополнительную прибыль. Для пользователя в качестве экономического эффекта выступает лишь чистая прибыль – дополнительная прибыль, остающаяся в его распоряжении. Учитывая ставку налога на прибыль 24 %, чистая прибыль равна 4 651 200 рублей.</text:p>
      <text:p text:style-name="P39">В процессе использования нового ПС чистая прибыль в конечном итоге возмещает капитальные затраты. Однако полученные при этом суммы результатов прибыли и затрат по годам приводят к расчетному году.</text:p>
      <text:p text:style-name="P39">Учитывая норматив приведения разновременных затрат и результатов (0.2) приведем коэффициенты приведения по годам: 2010 (расчетный год) - коэффициент равен 1; 2011 год - коэффициент равен 0.83; 2012 год - коэффициент равен 0.69; 2013 год - коэффициент равен 0.58.</text:p>
      <text:p text:style-name="P60">Приведем результаты расчета экономического эффекта в таблицу 5.3.</text:p>
      <text:p text:style-name="P44"/>
      <text:p text:style-name="P58">Таблица <text:sequence text:ref-name="refTable7" text:name="Table" text:formula="ooow:Table+1" style:num-format="1">5.3</text:sequence> - Результаты расчета экономического эффекта</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49">Показатели</text:p>
          </table:table-cell>
          <table:table-cell table:style-name="Таблица14.A1" office:value-type="string">
            <text:p text:style-name="P49">Ед. измерения</text:p>
          </table:table-cell>
          <table:table-cell table:style-name="Таблица14.C1" office:value-type="float" office:value="2010">
            <text:p text:style-name="P49">2010</text:p>
          </table:table-cell>
          <table:table-cell table:style-name="Таблица14.C1" office:value-type="float" office:value="2011">
            <text:p text:style-name="P49">2011</text:p>
          </table:table-cell>
          <table:table-cell table:style-name="Таблица14.C1" office:value-type="float" office:value="2012">
            <text:p text:style-name="P49">2012</text:p>
          </table:table-cell>
          <table:table-cell table:style-name="Таблица14.F1" office:value-type="float" office:value="2013">
            <text:p text:style-name="P49">2013</text:p>
          </table:table-cell>
        </table:table-row>
        <table:table-row>
          <table:table-cell table:style-name="Таблица14.A2" office:value-type="float" office:value="1">
            <text:p text:style-name="P49">1</text:p>
          </table:table-cell>
          <table:table-cell table:style-name="Таблица14.A2" office:value-type="float" office:value="2">
            <text:p text:style-name="P49">2</text:p>
          </table:table-cell>
          <table:table-cell table:style-name="Таблица14.A2" office:value-type="float" office:value="3">
            <text:p text:style-name="P49">3</text:p>
          </table:table-cell>
          <table:table-cell table:style-name="Таблица14.A2" office:value-type="float" office:value="4">
            <text:p text:style-name="P49">4</text:p>
          </table:table-cell>
          <table:table-cell table:style-name="Таблица14.A2" office:value-type="float" office:value="5">
            <text:p text:style-name="P49">5</text:p>
          </table:table-cell>
          <table:table-cell table:style-name="Таблица14.F2" office:value-type="float" office:value="6">
            <text:p text:style-name="P49">6</text:p>
          </table:table-cell>
        </table:table-row>
        <table:table-row>
          <table:table-cell table:style-name="Таблица14.A3" office:value-type="string">
            <text:p text:style-name="P50">Результаты:</text:p>
          </table:table-cell>
          <table:table-cell table:style-name="Таблица14.B3" table:number-columns-spanned="5" office:value-type="string">
            <text:p text:style-name="P49"/>
          </table:table-cell>
          <table:covered-table-cell/>
          <table:covered-table-cell/>
          <table:covered-table-cell/>
          <table:covered-table-cell/>
        </table:table-row>
        <table:table-row>
          <table:table-cell table:style-name="Таблица14.A3" office:value-type="string">
            <text:p text:style-name="P49">Прирост прибыли за счет экономии затрат</text:p>
          </table:table-cell>
          <table:table-cell table:style-name="Таблица14.A3" office:value-type="string">
            <text:p text:style-name="P49">тыс. руб.</text:p>
          </table:table-cell>
          <table:table-cell table:style-name="Таблица14.A2" office:value-type="float" office:value="0">
            <text:p text:style-name="P49">0</text:p>
          </table:table-cell>
          <table:table-cell table:style-name="Таблица14.A2" office:value-type="float" office:value="4651">
            <text:p text:style-name="P49">4651</text:p>
          </table:table-cell>
          <table:table-cell table:style-name="Таблица14.A2" office:value-type="float" office:value="4651">
            <text:p text:style-name="P49">4651</text:p>
          </table:table-cell>
          <table:table-cell table:style-name="Таблица14.F2" office:value-type="float" office:value="4651">
            <text:p text:style-name="P49">4651</text:p>
          </table:table-cell>
        </table:table-row>
        <table:table-row>
          <table:table-cell table:style-name="Таблица14.A3" office:value-type="string">
            <text:p text:style-name="P49">То же с учетом фактора времени</text:p>
          </table:table-cell>
          <table:table-cell table:style-name="Таблица14.A3" office:value-type="string">
            <text:p text:style-name="P49">тыс. руб.</text:p>
          </table:table-cell>
          <table:table-cell table:style-name="Таблица14.A2" office:value-type="float" office:value="0">
            <text:p text:style-name="P49">0</text:p>
          </table:table-cell>
          <table:table-cell table:style-name="Таблица14.A2" office:value-type="float" office:value="3860">
            <text:p text:style-name="P49">3860</text:p>
          </table:table-cell>
          <table:table-cell table:style-name="Таблица14.A2" office:value-type="float" office:value="3209">
            <text:p text:style-name="P49">3209</text:p>
          </table:table-cell>
          <table:table-cell table:style-name="Таблица14.F2" office:value-type="float" office:value="2697">
            <text:p text:style-name="P49">2697</text:p>
          </table:table-cell>
        </table:table-row>
        <table:table-row>
          <table:table-cell table:style-name="Таблица14.A3" office:value-type="string">
            <text:p text:style-name="P50">Затраты:</text:p>
          </table:table-cell>
          <table:table-cell table:style-name="Таблица14.B3" table:number-columns-spanned="5" office:value-type="string">
            <text:p text:style-name="P49"/>
          </table:table-cell>
          <table:covered-table-cell/>
          <table:covered-table-cell/>
          <table:covered-table-cell/>
          <table:covered-table-cell/>
        </table:table-row>
        <table:table-row>
          <table:table-cell table:style-name="Таблица14.A3" office:value-type="string">
            <text:p text:style-name="P49">Приобретение адаптация и освоение ПС</text:p>
          </table:table-cell>
          <table:table-cell table:style-name="Таблица14.A3" office:value-type="string">
            <text:p text:style-name="P49">тыс. руб.</text:p>
          </table:table-cell>
          <table:table-cell table:style-name="Таблица14.A2" office:value-type="float" office:value="7220">
            <text:p text:style-name="P49">7220</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49">Освоение ПС</text:p>
          </table:table-cell>
          <table:table-cell table:style-name="Таблица14.A3" office:value-type="string">
            <text:p text:style-name="P49">тыс. руб.</text:p>
          </table:table-cell>
          <table:table-cell table:style-name="Таблица14.A2" office:value-type="float" office:value="1444">
            <text:p text:style-name="P49">1444</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49">Всего затрат</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49">То же с учетом фактора времени тыс.</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50">Экономический эффект:</text:p>
          </table:table-cell>
          <table:table-cell table:style-name="Таблица14.B3" table:number-columns-spanned="5" office:value-type="string">
            <text:p text:style-name="P49"/>
          </table:table-cell>
          <table:covered-table-cell/>
          <table:covered-table-cell/>
          <table:covered-table-cell/>
          <table:covered-table-cell/>
        </table:table-row>
        <table:table-row>
          <table:table-cell table:style-name="Таблица14.A3" office:value-type="string">
            <text:p text:style-name="P49">Превышение результата над затратами</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4013">
            <text:p text:style-name="P49">-4013</text:p>
          </table:table-cell>
          <table:table-cell table:style-name="Таблица14.A2" office:value-type="float" office:value="638">
            <text:p text:style-name="P49">638</text:p>
          </table:table-cell>
          <table:table-cell table:style-name="Таблица14.F2" office:value-type="float" office:value="5289">
            <text:p text:style-name="P49">5289</text:p>
          </table:table-cell>
        </table:table-row>
        <table:table-row>
          <table:table-cell table:style-name="Таблица14.A3" office:value-type="string">
            <text:p text:style-name="P49">То же нарастающим итогом</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4804">
            <text:p text:style-name="P49">-4804</text:p>
          </table:table-cell>
          <table:table-cell table:style-name="Таблица14.A2" office:value-type="float" office:value="-1595">
            <text:p text:style-name="P49">-1595</text:p>
          </table:table-cell>
          <table:table-cell table:style-name="Таблица14.F2" office:value-type="float" office:value="1102">
            <text:p text:style-name="P49">1102</text:p>
          </table:table-cell>
        </table:table-row>
        <table:table-row>
          <table:table-cell table:style-name="Таблица14.A3" office:value-type="string">
            <text:p text:style-name="P49">Коэффициент приведения</text:p>
          </table:table-cell>
          <table:table-cell table:style-name="Таблица14.A3" office:value-type="string">
            <text:p text:style-name="P49"/>
          </table:table-cell>
          <table:table-cell table:style-name="Таблица14.A2" office:value-type="float" office:value="1">
            <text:p text:style-name="P49">1</text:p>
          </table:table-cell>
          <table:table-cell table:style-name="Таблица14.A3" office:value-type="string">
            <text:p text:style-name="P49">0.83</text:p>
          </table:table-cell>
          <table:table-cell table:style-name="Таблица14.A3" office:value-type="string">
            <text:p text:style-name="P49">0.69</text:p>
          </table:table-cell>
          <table:table-cell table:style-name="Таблица14.B3" office:value-type="string">
            <text:p text:style-name="P49">0.58</text:p>
          </table:table-cell>
        </table:table-row>
      </table:table>
      <text:p text:style-name="P40"/>
      <text:p text:style-name="P39">Рентабельность инвестиций в изготовление программного средства зависит от чистой прибыли (которая составляет 3 488 400 рублей) и равняется 40 %.</text:p>
      <text:p text:style-name="P39">В результате технико-экономического обоснования применения программного продукта были получены следующие значения показателей:</text:p>
      <text:list xml:id="list1179024912" text:style-name="L22">
        <text:list-item>
          <text:p text:style-name="P93">чистый дисконтированный доход за четыре года использования ПС составит 9 767 100 рублей;</text:p>
        </text:list-item>
        <text:list-item>
          <text:p text:style-name="P93">все инвестиции окупаются на 4-ый год использования программного продукта;</text:p>
        </text:list-item>
        <text:list-item>
          <text:p text:style-name="P93">рентабельность инвестиций составляет 40 процентов.</text:p>
        </text:list-item>
      </text:list>
      <text:p text:style-name="Text_20_body">Таким образом, инвестиции в разработку и применение программного продукта являются эффективными.</text:p>
      <text:p text:style-name="Заголовок_20_Без_20_Нумерации">ЗАКЛЮЧЕНИЕ</text:p>
      <text:p text:style-name="Text_20_body">В соответствии с поставленными задачами в дипломном проекте, получены следующие результаты: рассмотрены современные технологии построения Интернет-приложений базирующиеся на различных библиотеках различных языков программирования; установлено, что проектирование сайтов с невысокой нагрузкой (сайты, которые не являются корпоративными системами, а являются презентационными сайтами, предоставляющими информационные услуги) достаточно использования языка программирования PHP, базы данных MySQL, веб-сервера Apache.</text:p>
      <text:p text:style-name="Text_20_body">Построена модель системы в соответствии с нотацией UML 1.4. Данная модель построена в соответствии с правилами проектирования систем, которые решают различные задачи в зависимости от пользователя системы. Для этого спроектирована диаграмма вариантов использования системы, определяющая группы пользователей, использующих систему и задачи, решаемые пользователями с помощью данной системы. На базе диаграммы вариантов использования спроектированы диаграммы примеров последовательности действий пользователя и системы при запросах страниц пользователем. Далее спроектирован общий алгоритм работы Интернет-приложения и диаграммы экземпляров классов информационной модели. В результате проектирования получена общая диаграмма компонент системы.</text:p>
      <text:p text:style-name="Text_20_body">Осуществлен выбор библиотеки «Joomla». С помощью его был реализован прототип информационного сайта. </text:p>
      <text:p text:style-name="Text_20_body">Разработан комплекс мер по обеспечению эргономических требований к организации рабочего места разработчика Интернет-приложений. Проведен технико-экономический расчет, который показал окупаемость программного продукта на четвертом году использования программного средства.</text:p>
      <text:p text:style-name="Text_20_body">Данная разработка в настоящий момент используется в компании «Надежный выбор» для получения информации клиентами и доступна в тестовом режиме по адресу http://jyristov.net.</text:p>
      <text:p text:style-name="Text_20_body"/>
      <text:p text:style-name="Заголовок_20_Без_20_Нумерации">СПИСОК ЛИТЕРАТУРЫ</text:p>
      <text:list xml:id="list130495331" text:style-name="L23">
        <text:list-item>
          <text:p text:style-name="P83"><text:bookmark-start text:name="_Ref259730886"/><text:bookmark text:name="__RefNumPara__3804_2125587064"/>MVC для начинающих и для интернета в частности [Электронный ресурс]. - Режим доступа: http://chtivo.webhost.ru/articles/mvc.php.<text:bookmark-end text:name="_Ref259730886"/><text:bookmark-end text:name="__RefNumPara__3804_2125587064"/></text:p>
        </text:list-item>
        <text:list-item>
          <text:p text:style-name="P83"><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83"><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83"><text:bookmark-start text:name="_Ref259730904"/><text:bookmark text:name="__RefNumPara__3808_2125587064"/>Официальный сайт MySQL [Электронный ресурс]. - Режим доступа: http://dev.mysql.com/<text:bookmark-end text:name="_Ref259730904"/><text:bookmark-end text:name="__RefNumPara__3808_2125587064"/></text:p>
        </text:list-item>
        <text:list-item>
          <text:p text:style-name="P83"><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83"><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83">Учебник PHP [Электронный ресурс]. - Режим доступа: http://phpclub.ru/manrus/</text:p>
        </text:list-item>
        <text:list-item>
          <text:p text:style-name="P83"><text:bookmark-start text:name="_Ref259731028"/><text:bookmark text:name="__RefNumPara__4132_2125587064"/>About Drupal [Электронный ресурс]. - Режим доступа: http://drupal.org/about<text:bookmark-end text:name="_Ref259731028"/><text:bookmark-end text:name="__RefNumPara__4132_2125587064"/></text:p>
        </text:list-item>
        <text:list-item>
          <text:p text:style-name="P83"><text:bookmark-start text:name="_Ref259731062"/><text:bookmark text:name="__RefNumPara__4142_2125587064"/>Drupal handbook [Электронный ресурс]. - Режим доступа: http://drupal.org/handbooks<text:bookmark-end text:name="_Ref259731062"/><text:bookmark-end text:name="__RefNumPara__4142_2125587064"/></text:p>
        </text:list-item>
        <text:list-item>
          <text:p text:style-name="P83"><text:bookmark text:name="__RefNumPara__4140_2125587064"/>Joomla - система управления сайтом [Электронный ресурс]. - Режим доступа: http://joomla.ru/<text:bookmark-end text:name="__RefNumPara__4140_2125587064"/></text:p>
        </text:list-item>
        <text:list-item>
          <text:p text:style-name="P83"><text:bookmark-start text:name="_Ref259731037"/><text:bookmark text:name="__RefNumPara__4134_2125587064"/>База знаний Joomla [Электронный ресурс]. - Режим доступа: http://www.joomla-docs.ru/Заглавная_страница<text:bookmark-end text:name="_Ref259731037"/><text:bookmark-end text:name="__RefNumPara__4134_2125587064"/></text:p>
        </text:list-item>
        <text:list-item>
          <text:p text:style-name="P83"><text:bookmark-start text:name="_Ref259731069"/><text:bookmark text:name="__RefNumPara__4144_2125587064"/>SEO Joomla [Электронный ресурс]. - Режим доступа: http://www.seo-joomla.net/<text:bookmark-end text:name="_Ref259731069"/><text:bookmark-end text:name="__RefNumPara__4144_2125587064"/></text:p>
        </text:list-item>
        <text:list-item>
          <text:p text:style-name="P83">FAQ по Joomla [Электронный ресурс]. - Режим доступа: http://www.joomla-docs.ru/FAQ_по_Joomla</text:p>
        </text:list-item>
        <text:list-item>
          <text:p text:style-name="P83"><text:bookmark-start text:name="_Ref259731108"/><text:bookmark text:name="__RefNumPara__4146_2125587064"/>PHP FAQ. Сайт с ответами на вопросы [Электронный ресурс]. - Режим доступа: http://www.phpfaq.ru/<text:bookmark-end text:name="_Ref259731108"/><text:bookmark-end text:name="__RefNumPara__4146_2125587064"/></text:p>
        </text:list-item>
        <text:list-item>
          <text:p text:style-name="P83"><text:bookmark-start text:name="_Ref259730948"/><text:bookmark text:name="__RefNumPara__3962_2125587064"/>MySQL 5.1 <text:span text:style-name="Default_20_Paragraph_20_Font"><text:span text:style-name="T34">Reference</text:span></text:span> <text:span text:style-name="Default_20_Paragraph_20_Font"><text:span text:style-name="T34">Manual</text:span></text:span> [Электронный ресурс]. - Режим доступа: http://dev.mysql.com/doc/refman/5.1/en/<text:bookmark-end text:name="_Ref259730948"/><text:bookmark-end text:name="__RefNumPara__3962_2125587064"/></text:p>
        </text:list-item>
        <text:list-item>
          <text:p text:style-name="P83">MySQL <text:span text:style-name="Default_20_Paragraph_20_Font"><text:span text:style-name="T34">Help</text:span></text:span> [Электронный ресурс]. - Режим доступа: http://www.phpfreaks.com/forums/index.php?board=3.0</text:p>
        </text:list-item>
        <text:list-item>
          <text:p text:style-name="P83"><text:bookmark-start text:name="_Ref259731051"/><text:bookmark text:name="__RefNumPara__4138_2125587064"/>FAQ WordPress Россия [Электронный ресурс]. - Режим доступа: http://mywordpress.ru/faq/<text:bookmark-end text:name="_Ref259731051"/><text:bookmark-end text:name="__RefNumPara__4138_2125587064"/></text:p>
        </text:list-item>
        <text:list-item>
          <text:p text:style-name="P83"><text:bookmark text:name="__RefNumPara__4136_2125587064"/><text:soft-page-break/><text:s/><text:bookmark-start text:name="_Ref259731043"/>WordPress.com - Get a Free Blog Here [Электронный ресурс]. - Режим доступа: http://wordpress.com/<text:bookmark-end text:name="__RefNumPara__4136_2125587064"/><text:bookmark-end text:name="_Ref259731043"/></text:p>
        </text:list-item>
        <text:list-item>
          <text:p text:style-name="P83">Браузер. Словарь терминов [Электронный ресурс]. - Режим доступа: http://your-hosting.ru/terms/b/browser/.</text:p>
        </text:list-item>
        <text:list-item>
          <text:p text:style-name="P83"><text:bookmark-start text:name="_Ref259730929"/><text:bookmark text:name="__RefNumPara__3906_2125587064"/>HTML — определение термина в словаре [Электронный ресурс]. - Режим доступа: http://www.prosmi.ru/slovar/index.php?wid=1932.<text:bookmark-end text:name="_Ref259730929"/><text:bookmark-end text:name="__RefNumPara__3906_2125587064"/></text:p>
        </text:list-item>
        <text:list-item>
          <text:p text:style-name="P83"><text:bookmark-start text:name="_Ref259730963"/><text:bookmark text:name="__RefNumPara__3966_2125587064"/>Ruby On Rails [Электронный ресурс]. - Режим доступа: http://rubyonrails.org/.<text:bookmark-end text:name="_Ref259730963"/><text:bookmark-end text:name="__RefNumPara__3966_2125587064"/></text:p>
        </text:list-item>
        <text:list-item>
          <text:p text:style-name="P83"><text:bookmark text:name="__RefNumPara__1956_1823942306"/>Установка<text:span text:style-name="Default_20_Paragraph_20_Font"><text:span text:style-name="T23"> PHP + Apache: CGI vs module. </text:span></text:span>[Электронный ресурс]. - Режим доступа: http://phpclub.ru/detail/article/2001-04-20.<text:bookmark-end text:name="__RefNumPara__1956_1823942306"/></text:p>
        </text:list-item>
        <text:list-item>
          <text:p text:style-name="P83"><text:bookmark text:name="__RefNumPara__3222_820469989"/>Class: ActiveRecord::Base [Электронный ресурс]. - Режим доступа: http://api.rubyonrails.org/classes/ActiveRecord/Base.html.<text:bookmark-end text:name="__RefNumPara__3222_820469989"/></text:p>
        </text:list-item>
        <text:list-item>
          <text:p text:style-name="P83"><text:bookmark text:name="__RefNumPara__1954_1823942306"/>Диаграмма компонент - Википедия [Электронный ресурс]. - Режим доступа: http://library.mnwhost.ru/doc/UML_HTM/gl_29.htm.<text:bookmark-end text:name="__RefNumPara__1954_1823942306"/></text:p>
        </text:list-item>
        <text:list-item>
          <text:p text:style-name="P83"><text:bookmark text:name="__RefNumPara__2194_1823942306"/><text:span text:style-name="Default_20_Paragraph_20_Font"><text:span text:style-name="T23">Joomla! Help Site – Manual Installation [</text:span></text:span>Электронный<text:span text:style-name="Default_20_Paragraph_20_Font"><text:span text:style-name="T23"> </text:span></text:span>ресурс<text:span text:style-name="Default_20_Paragraph_20_Font"><text:span text:style-name="T23">]. –</text:span></text:span> Режим доступа: http://help.joomla.org/content/view/1944/302/<text:span text:style-name="Default_20_Paragraph_20_Font"><text:span text:style-name="T23">.</text:span></text:span><text:bookmark-end text:name="__RefNumPara__2194_1823942306"/></text:p>
        </text:list-item>
        <text:list-item>
          <text:p text:style-name="P83"><text:bookmark text:name="__RefNumPara__3546_1823942306"/><text:span text:style-name="Default_20_Paragraph_20_Font"><text:span text:style-name="T23">PhpMyAdmin [Электронный ресурс]. - Режим доступа: </text:span></text:span><text:span text:style-name="Default_20_Paragraph_20_Font"><text:span text:style-name="T23">http://www.phpmyadmin.net/home_page/index.php</text:span></text:span><text:span text:style-name="Default_20_Paragraph_20_Font"><text:span text:style-name="T23">.</text:span></text:span><text:bookmark-end text:name="__RefNumPara__3546_1823942306"/></text:p>
        </text:list-item>
        <text:list-item>
          <text:p text:style-name="P83"><text:bookmark text:name="__RefNumPara__3020_917514657"/><text:span text:style-name="Default_20_Paragraph_20_Font"><text:span text:style-name="T23">Joomla! Help Site - mosLoadModules [Электронный ресурс]. - Режим доступа: </text:span></text:span><text:span text:style-name="Default_20_Paragraph_20_Font"><text:span text:style-name="T23">http://help.joomla.org/content/view/1565/125/</text:span></text:span><text:span text:style-name="Default_20_Paragraph_20_Font"><text:span text:style-name="T23">.</text:span></text:span><text:bookmark-end text:name="__RefNumPara__3020_917514657"/></text:p>
        </text:list-item>
        <text:list-item>
          <text:p text:style-name="P83"><text:bookmark text:name="__RefNumPara__5055_917514657"/><text:span text:style-name="Default_20_Paragraph_20_Font"><text:span text:style-name="T23">Joomla! Help Site - mosMainBody [Электронный ресурс]. - Режим доступа: </text:span></text:span><text:span text:style-name="Default_20_Paragraph_20_Font"><text:span text:style-name="T23">http://help.joomla.org/content/view/1566/125/</text:span></text:span><text:span text:style-name="Default_20_Paragraph_20_Font"><text:span text:style-name="T23">.</text:span></text:span><text:bookmark-end text:name="__RefNumPara__5055_917514657"/></text:p>
        </text:list-item>
        <text:list-item>
          <text:p text:style-name="P83"><text:bookmark text:name="__RefNumPara__3991_125047205"/><text:span text:style-name="Default_20_Paragraph_20_Font"><text:span text:style-name="T23">Синдром продвинутого пользователя [Электронный ресурс]. - Режим доступа: </text:span></text:span><text:span text:style-name="Default_20_Paragraph_20_Font">http://www.rhr.ru/index/midday/6976,0.html</text:span><text:span text:style-name="Default_20_Paragraph_20_Font"><text:span text:style-name="T20">.</text:span></text:span><text:bookmark-end text:name="__RefNumPara__3991_125047205"/></text:p>
        </text:list-item>
        <text:list-item>
          <text:p text:style-name="P80"><text:bookmark text:name="__RefNumPara__4438_125047205"/><text:span text:style-name="Default_20_Paragraph_20_Font"><text:span text:style-name="T23">Оскерко Т. Работа за компьютером. Вопросы охраны труда / Т. Оскерко. - Минск: Регистр, 2007. 144 с.</text:span></text:span><text:bookmark-end text:name="__RefNumPara__4438_125047205"/></text:p>
        </text:list-item>
        <text:list-item>
          <text:p text:style-name="P80"><text:bookmark text:name="__RefNumPara__4440_125047205"/><text:span text:style-name="Default_20_Paragraph_20_Font"><text:span text:style-name="T23">Шумилин В.К. Охрана труда на рабочих местах с компьютером / В. К. Шумилин, Е. П. Палькеев - М.: Нела-Информ, 2004. 160 с.</text:span></text:span><text:bookmark-end text:name="__RefNumPara__4440_125047205"/></text:p>
        </text:list-item>
        <text:list-item>
          <text:p text:style-name="P83"><text:bookmark text:name="__RefNumPara__6501_851631234"/><text:span text:style-name="Default_20_Paragraph_20_Font"><text:span text:style-name="T20">Схема работы Joomla [Электронный ресурс]. - Режим доступа: http://www.joomla-docs.ru/Схема_работы_Joomla.</text:span></text:span><text:bookmark-end text:name="__RefNumPara__6501_851631234"/></text:p>
        </text:list-item>
        <text:list-item>
          <text:p text:style-name="P84"><text:bookmark text:name="__RefNumPara__13284_1322889463"/><text:span text:style-name="Default_20_Paragraph_20_Font"><text:span text:style-name="T20">Применение нейронных сетей для задач классификации [Электронный ресурс]. - Режим доступа: http://www.basegroup.ru/library/analysis/neural/classification/.</text:span></text:span><text:bookmark-end text:name="__RefNumPara__13284_1322889463"/></text:p>
        </text:list-item>
        <text:list-item>
          <text:p text:style-name="P81"><text:bookmark text:name="__RefNumPara__15158_1322889463"/><text:span text:style-name="Default_20_Paragraph_20_Font"><text:span text:style-name="T23">Приближение функции с помощью нейронных сетей [Электронный ресурс]. - Режим доступа: http://tstu-isman.tstu.ru/pdf/lecture8.pdf.</text:span></text:span><text:bookmark-end text:name="__RefNumPara__15158_1322889463"/></text:p>
        </text:list-item>
      </text:list>
      <text:p text:style-name="Заголовок_20_Без_20_Нумерации"><text:span text:style-name="Default_20_Paragraph_20_Font"><text:span text:style-name="T23">ПРИЛОЖЕНИЕ А</text:span></text:span></text:p>
      <text:p text:style-name="Text_20_body"><text:span text:style-name="Default_20_Paragraph_20_Font"><text:span text:style-name="T23">Часть текста конфигурационного файла “</text:span></text:span><text:span text:style-name="Default_20_Paragraph_20_Font"><text:span text:style-name="T26">configuration.php</text:span></text:span><text:span text:style-name="Default_20_Paragraph_20_Font"><text:span text:style-name="T23">”:</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ost = 'localhost';</text:p>
            <text:p text:style-name="Листинг_20_кода">$mosConfig_lang = 'russian';</text:p>
            <text:p text:style-name="Листинг_20_кода">$mosConfig_lifetime = '1500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6">$mosConfig_mailer = 'mail';</text:span></text:span></text:p>
            <text:p text:style-name="Листинг_20_кода">$mosConfig_mailfrom = 'mailbox@mailbox.by';</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password = 'jyristov';</text:p>
            <text:p text:style-name="Листинг_20_кода">$mosConfig_secret = 'SecretKey';</text:p>
            <text:p text:style-name="Листинг_20_кода">$mosConfig_sendmail = '/usr/sbin/sendmail';</text:p>
            <text:p text:style-name="Листинг_20_кода">$mosConfig_session_life_admin = '15000';</text:p>
            <text:p text:style-name="Листинг_20_кода">$mosConfig_smtphost = 'localhost';</text:p>
            <text:p text:style-name="Листинг_20_кода">setlocale (LC_TIME, $mosConfig_locale);</text:p>
            <text:p text:style-name="Листинг_20_кода"><text:span text:style-name="Default_20_Paragraph_20_Font"><text:span text:style-name="T37">?&gt;</text:span></text:span></text:p>
          </table:table-cell>
        </table:table-row>
      </table:table>
      <text:p text:style-name="Text_20_body"><text:span text:style-name="Default_20_Paragraph_20_Font"><text:span text:style-name="T33"/></text:span></text:p>
      <text:p text:style-name="P57"><text:span text:style-name="Default_20_Paragraph_20_Font"><text:span text:style-name="T42">ПРИЛОЖЕНИЕ Б</text:span></text:span></text:p>
      <text:p text:style-name="Text_20_body">Текст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54">Текст на языке программирования PHP.</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Развертывание конструкций и подстановка реальных данных из СУБД для негерации текста блока страницы “Название”</text:p>
          </table:table-cell>
          <table:table-cell table:style-name="Таблица7.B2" office:value-type="string">
            <text:p text:style-name="Листинг_20_кода"><text:span text:style-name="T6">&lt;div style="position: absolute; top: 50px; left: 0px; width: 936px; height: 1362px; background-image: url(</text:span>http://jyristov.net/templates/jyristov/images/bg.jpg);<text:span text:style-name="T6"> background-repeat: repeat-y; clear: both;"&gt;</text:span></text:p>
            <text:p text:style-name="Листинг_20_кода"><text:span text:style-name="T6">&lt;img src="</text:span>http://jyristov.net/templates/jyristov/images/verh.jpg<text:span text:style-name="T6">" title="Юридическая компания Надежный выбор" style="position: absolute; top: -44px; left: 0px;" clear: both;&gt;</text:span></text:p>
            <text:p text:style-name="Листинг_20_кода"><text:span text:style-name="T6">&lt;img src="</text:span>http://jyristov.net/templates/jyristov/images/bok.jpg<text:span text:style-name="T6">" style="position: absolute; top: -36px; right: 0px; z-index: 5; clear: both;"&gt;</text:span></text:p>
          </table:table-cell>
        </table:table-row>
      </table:table>
      <text:p text:style-name="Text_20_body"><text:span text:style-name="Default_20_Paragraph_20_Font"><text:span text:style-name="T42"/></text:span></text:p>
      <text:p text:style-name="Заголовок_20_Без_20_Нумерации"><text:span text:style-name="Default_20_Paragraph_20_Font"><text:span text:style-name="T42">ПРИЛОЖЕНИЕ В</text:span></text:span></text:p>
      <text:p text:style-name="Text_20_body">Текст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54">Текст на языке программирования PHP.</text:p>
          </table:table-cell>
          <table:table-cell table:style-name="Таблица8.B1" office:value-type="string">
            <text:p text:style-name="P52">&lt;div style="position: absolute; top: 155px; left: 129px; width: 746px; height: 57px; background-image: url(&lt;?php echo $mosConfig_live_site;?&gt;/templates/&lt;?php echo $mainframe-&gt;getTemplate(); ?&gt;/images/bg1.jpg); background-repeat: repeat-y; padding-left: 40px; clear: both;"&gt;</text:p>
            <text:p text:style-name="P52">&lt;div id="menu" class="mainlevel"&gt;</text:p>
            <text:p text:style-name="P52">&lt;?php <text:s/>mosLoadModules ( 'left' , -1); ?&gt;</text:p>
            <text:p text:style-name="P52">&lt;/div&gt;</text:p>
          </table:table-cell>
        </table:table-row>
        <table:table-row>
          <table:table-cell table:style-name="Таблица8.A2" office:value-type="string">
            <text:p text:style-name="Листинг_20_кода">Развертывание конструкций и подстановка реальных данных из СУБД для негерации текста блока страницы “Меню приложения”</text:p>
          </table:table-cell>
          <table:table-cell table:style-name="Таблица8.B2" office:value-type="string">
            <text:p text:style-name="Листинг_20_кода"><text:span text:style-name="T6">&lt;div style="position: absolute; top: 155px; left: 129px; width: 746px; height: 57px; background-image: url(</text:span>http://jyristov.net/templates/jyristov/images/bg1.jpg);<text:span text:style-name="T6"> background-repeat: repeat-y; padding-left: 40px; clear: both;"&gt;</text:span></text:p>
            <text:p text:style-name="P55">&lt;div id="menu" class="mainlevel"&gt;</text:p>
            <text:p text:style-name="Листинг_20_кода"><text:span text:style-name="T6">&lt;ul&gt;&lt;a href="</text:span>http://jyristov.net/<text:span text:style-name="T6">" id="active_menu"&gt;Главная&lt;/a&gt;</text:span></text:p>
            <text:p text:style-name="Листинг_20_кода"><text:span text:style-name="T6">&lt;a href="</text:span>http://jyristov.net/docs/index.html<text:span text:style-name="T6">" &gt;Документы&lt;/a&gt;</text:span></text:p>
            <text:p text:style-name="Листинг_20_кода"><text:span text:style-name="T6">&lt;a href="</text:span>http://jyristov.net/uslugi/index.html<text:span text:style-name="T6">" &gt;Услуги&lt;/a&gt;</text:span></text:p>
            <text:p text:style-name="Листинг_20_кода"><text:span text:style-name="T6">&lt;a href="</text:span>http://jyristov.net/novosti/index.html<text:span text:style-name="T6">" &gt;Новости&lt;/a&gt;</text:span></text:p>
            <text:p text:style-name="Листинг_20_кода"><text:span text:style-name="T6">&lt;a href="</text:span>http://jyristov.net/klientyi/index.html<text:span text:style-name="T6">" &gt;Клиенты&lt;/a&gt;</text:span></text:p>
            <text:p text:style-name="Листинг_20_кода"><text:span text:style-name="T6">&lt;a href="</text:span>http://jyristov.net/kontaktaj-informacia.php<text:span text:style-name="T6">" &gt;Контакты&lt;/a&gt;</text:span></text:p>
            <text:p text:style-name="P54">&lt;/ul&gt;&lt;/div&gt;</text:p>
            <text:p text:style-name="Листинг_20_кода"><text:span text:style-name="T7">&lt;img src="</text:span>http://jyristov.net/templates/jyristov/images/i1.jpg<text:span text:style-name="T7">" style="position: absolute; bottom: 0px; left: 0px;"&gt;</text:span></text:p>
            <text:p text:style-name="P56">&lt;/div&gt;</text:p>
          </table:table-cell>
        </table:table-row>
      </table:table>
      <text:p text:style-name="Text_20_body"><text:span text:style-name="Default_20_Paragraph_20_Font"><text:span text:style-name="T42"/></text:span></text:p>
      <text:p text:style-name="Заголовок_20_Без_20_Нумерации"><text:span text:style-name="Default_20_Paragraph_20_Font"><text:span text:style-name="T42">ПРИЛОЖЕНИЕ Г</text:span></text:span></text:p>
      <text:p text:style-name="Text_20_body">Текст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54">Текст на языке программирования PHP.</text:p>
          </table:table-cell>
          <table:table-cell table:style-name="Таблица9.B1" office:value-type="string">
            <text:p text:style-name="P52">&lt;div style="position:absolute; top:239px; left:129px; width:746px;"&gt;</text:p>
            <text:p text:style-name="P52">&lt;div class="newsall"&gt;</text:p>
            <text:p text:style-name="P52">&lt;?php <text:s/>mosLoadModules ('price',1); ?&gt;</text:p>
            <text:p text:style-name="P52">&lt;?php <text:s/>mosLoadModules ('latestnews', 0); ?&gt;</text:p>
          </table:table-cell>
        </table:table-row>
        <table:table-row table:style-name="Таблица9.2">
          <table:table-cell table:style-name="Таблица9.A2" office:value-type="string">
            <text:p text:style-name="Листинг_20_кода">Развертывание конструкций и подстановка реальных данных из СУБД для негерации текста блока страницы “Новостная лента”</text:p>
          </table:table-cell>
          <table:table-cell table:style-name="Таблица9.B2" office:value-type="string">
            <text:p text:style-name="P53">&lt;div style="position:absolute; top:239px; left:129px; width:746px;"&gt;</text:p>
            <text:p text:style-name="P53">&lt;div class="newsall"&gt;</text:p>
            <text:p text:style-name="P53">&lt;table cellpadding="0" cellspacing="0"&gt;</text:p>
            <text:p text:style-name="P53">&lt;tr&gt;&lt;td&gt;</text:p>
            <text:p text:style-name="P53">&lt;/td&gt;&lt;/tr&gt;</text:p>
            <text:p text:style-name="P53">&lt;/table&gt;</text:p>
            <text:p text:style-name="P53">&lt;table cellpadding="0" cellspacing="0"&gt;</text:p>
            <text:p text:style-name="P53">&lt;tr&gt;&lt;td&gt;</text:p>
            <text:p text:style-name="P53">&lt;div class="news"&gt;<text:tab/></text:p>
            <text:p text:style-name="P53">&lt;div class="bg_l"&gt;&lt;div class="text_z"&gt;28 октября, 2009&lt;/div&gt;&lt;/div&gt;</text:p>
            <text:p text:style-name="P53">&lt;br /&gt;</text:p>
            <text:p text:style-name="P53">&lt;b&gt;ИМНС пополняет бюджет&lt;/b&gt;&lt;br /&gt;</text:p>
            <text:p text:style-name="Листинг_20_кода"><text:span text:style-name="T38">&lt;p class="MsoNormal" style="text-align:justify;text-indent:27.0pt"&gt;Индивидуальный</text:span><text:span text:style-name="T39">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6"> И поскольку доход за этот период не получил, единый налог ИП не уплачивал...&lt;/p&gt;</text:span></text:p>
            <text:p text:style-name="Листинг_20_кода"><text:span text:style-name="T6">&lt;p&gt;&lt;a href="</text:span>http://jyristov.net/imns-popolnyaet-byudzhet.html<text:span text:style-name="T6">" class="latestnews"&gt;Читать полностью&lt;/a&gt;&lt;/p&gt;&lt;br /&gt;</text:span></text:p>
            <text:p text:style-name="P53">&lt;/div&gt;</text:p>
            <text:p text:style-name="P53">&lt;div class="news"&gt;<text:tab/></text:p>
            <text:p text:style-name="P53">&lt;div class="bg_l"&gt;&lt;div class="text_z"&gt;19 октября, 2009&lt;/div&gt;&lt;/div&gt;&lt;br /&gt;</text:p>
            <text:p text:style-name="P53">&lt;b&gt;Проверки взяты под особый контроль&lt;/b&gt;&lt;br /&gt;</text:p>
            <text:p text:style-name="P54">&lt;p&gt;&amp;#160;&lt;/p&gt;</text:p>
            <text:p text:style-name="Листинг_20_кода"><text:span text:style-name="T6">&lt;p&gt;&lt;a href="</text:span>http://jyristov.net/proverki-kgk.html<text:span text:style-name="T6">" class="latestnews"&gt;</text:span></text:p>
            <text:p text:style-name="P54">Читать полностью&lt;/a&gt;&lt;/p&gt;</text:p>
            <text:p text:style-name="P54">&lt;br /&gt;</text:p>
            <text:p text:style-name="P54">&lt;/div&gt;</text:p>
            <text:p text:style-name="P53">&lt;div class="news"&gt;<text:tab/></text:p>
            <text:p text:style-name="P53">&lt;div class="bg_l"&gt;&lt;div class="text_z"&gt;22 сентября, 2009&lt;/div&gt;&lt;/div&gt;</text:p>
            <text:p text:style-name="P53">&lt;br /&gt;</text:p>
            <text:p text:style-name="Листинг_20_кода"><text:span text:style-name="T38">&lt;b&gt;Рост иностранных инвестиций в Беларуси ожидается в конце 2009 года&lt;/b&gt;&lt;br /&gt;</text:span><text:span text:style-name="T6">&lt;p&gt;&amp;#160;&lt;/p&gt;</text:span></text:p>
            <text:p text:style-name="Листинг_20_кода"><text:span text:style-name="T6">&lt;p&gt;&lt;a href="</text:span>http://jyristov.net/rost-inostrannyih-investitsiy-v-belarusi-ozhidaetsya-v-kontse-2009-goda.html<text:span text:style-name="T6">" class="latestnews"&gt;Читать полностью&lt;/a&gt;&lt;/p&gt;&lt;br /&gt;</text:span></text:p>
            <text:p text:style-name="P53">&lt;/div&gt;</text:p>
            <text:p text:style-name="P53">&lt;/td&gt;&lt;/tr&gt;</text:p>
            <text:p text:style-name="P53">&lt;/table&gt;</text:p>
          </table:table-cell>
        </table:table-row>
      </table:table>
      <text:p text:style-name="P42"><text:span text:style-name="Default_20_Paragraph_20_Font"><text:span text:style-name="T42"/></text:span></text:p>
      <text:p text:style-name="Заголовок_20_Без_20_Нумерации"><text:span text:style-name="Default_20_Paragraph_20_Font"><text:span text:style-name="T42">ПРИЛОЖЕНИЕ</text:span></text:span> Д</text:p>
      <text:p text:style-name="Text_20_body">Текст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54">Текст на языке программирования PHP.</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Листинг_20_кода">Развертывание конструкций и подстановка реальных данных из СУБД для негерации текста блока страницы “Содержимое страницы”</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Заголовок_20_Без_20_Нумерации"/>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049cm" fo:line-height="122%" fo:text-align="justify" style:justify-single-word="false" fo:keep-together="auto"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69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4</text:page-number></text:p>
      </style:footer>
    </style:master-page>
    <style:master-page style:name="MPF0" style:page-layout-name="Mpm3" style:next-style-name="MP0">
      <style:header>
        <text:p text:style-name="Header"/>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31T01:19:12</dc:date>
    <meta:editing-cycles>899</meta:editing-cycles>
    <meta:editing-duration>PT150H18M26S</meta:editing-duration>
    <meta:document-statistic meta:table-count="13" meta:image-count="27" meta:object-count="0" meta:page-count="72" meta:paragraph-count="875" meta:word-count="12316" meta:character-count="106305"/>
    <meta:template xlink:type="simple" xlink:actuate="onRequest" xlink:title="" xlink:href="../../../../../../../../_dev/univer/Diploma/SidarauIS/doc/sidarau.odt/Normal.dotm"/>
  </office:meta>
</office:document-meta>
</file>